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db8d7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dcd9b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dda27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e0cd4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eb515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 style:family="paragraph" style:parent-style-name="Standard">
      <style:text-properties officeooo:paragraph-rsid="05e0cd4a"/>
    </style:style>
    <style:style style:name="P7" style:family="paragraph" style:parent-style-name="Standard">
      <style:text-properties officeooo:paragraph-rsid="05e574a6"/>
    </style:style>
    <style:style style:name="P8" style:family="paragraph" style:parent-style-name="Standard">
      <style:text-properties officeooo:paragraph-rsid="05e5a502"/>
    </style:style>
    <style:style style:name="P9" style:family="paragraph" style:parent-style-name="Text_20_body">
      <style:paragraph-properties fo:line-height="100%"/>
    </style:style>
    <style:style style:name="P10" style:family="paragraph" style:parent-style-name="Text_20_body">
      <style:paragraph-properties fo:line-height="100%"/>
      <style:text-properties officeooo:paragraph-rsid="06075fb5"/>
    </style:style>
    <style:style style:name="P11" style:family="paragraph" style:parent-style-name="Text_20_body">
      <style:paragraph-properties fo:line-height="100%"/>
      <style:text-properties officeooo:paragraph-rsid="061c517c"/>
    </style:style>
    <style:style style:name="P12" style:family="paragraph" style:parent-style-name="Text_20_body">
      <style:paragraph-properties fo:line-height="100%"/>
      <style:text-properties officeooo:paragraph-rsid="06475c62"/>
    </style:style>
    <style:style style:name="P13" style:family="paragraph" style:parent-style-name="Text_20_body">
      <style:paragraph-properties fo:margin-top="0cm" fo:margin-bottom="0cm" loext:contextual-spacing="false" fo:line-height="100%"/>
      <style:text-properties fo:font-variant="normal" fo:text-transform="none" fo:color="#000000" style:font-name="Monospace" fo:font-size="11pt" fo:letter-spacing="normal" fo:language="en" fo:country="IN" fo:font-style="normal" style:text-underline-style="none" fo:font-weight="normal" officeooo:rsid="05031020" officeooo:paragraph-rsid="05e5d81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 style:family="paragraph" style:parent-style-name="Text_20_body">
      <style:paragraph-properties fo:margin-top="0cm" fo:margin-bottom="0cm" loext:contextual-spacing="false" fo:line-height="100%"/>
      <style:text-properties fo:font-variant="normal" fo:text-transform="none" fo:color="#000000" style:font-name="Monospace" fo:font-size="11pt" fo:letter-spacing="normal" fo:language="en" fo:country="IN" fo:font-style="normal" style:text-underline-style="none" fo:font-weight="normal" officeooo:rsid="05031020" officeooo:paragraph-rsid="05e6e7c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 style:family="paragraph" style:parent-style-name="Text_20_body">
      <style:paragraph-properties fo:margin-top="0cm" fo:margin-bottom="0cm" loext:contextual-spacing="false" fo:line-height="100%"/>
      <style:text-properties fo:font-variant="normal" fo:text-transform="none" fo:color="#000000" style:font-name="Monospace" fo:font-size="11pt" fo:letter-spacing="normal" fo:language="en" fo:country="IN" fo:font-style="normal" style:text-underline-style="none" fo:font-weight="normal" officeooo:rsid="05031020" officeooo:paragraph-rsid="05e7d80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6" style:family="paragraph" style:parent-style-name="Heading_20_2">
      <style:paragraph-properties fo:margin-top="0cm" fo:margin-bottom="0cm" loext:contextual-spacing="false" fo:line-height="100%"/>
      <style:text-properties fo:font-variant="normal" fo:text-transform="none" fo:color="#000000" style:font-name="Monospace" fo:font-size="11pt" fo:letter-spacing="normal" fo:language="en" fo:country="IN" fo:font-style="normal" style:text-underline-style="none" fo:font-weight="normal" officeooo:rsid="05031020" officeooo:paragraph-rsid="05e5d81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7" style:family="paragraph" style:parent-style-name="Preformatted_20_Text">
      <style:text-properties officeooo:paragraph-rsid="05eeef62"/>
    </style:style>
    <style:style style:name="P18" style:family="paragraph" style:parent-style-name="Preformatted_20_Text">
      <style:text-properties officeooo:paragraph-rsid="05efbf0f"/>
    </style:style>
    <style:style style:name="P19" style:family="paragraph" style:parent-style-name="Preformatted_20_Text">
      <style:text-properties officeooo:paragraph-rsid="05f102c0"/>
    </style:style>
    <style:style style:name="P20" style:family="paragraph" style:parent-style-name="Preformatted_20_Text">
      <style:text-properties officeooo:paragraph-rsid="05f1551f"/>
    </style:style>
    <style:style style:name="P21" style:family="paragraph" style:parent-style-name="Preformatted_20_Text">
      <style:text-properties officeooo:paragraph-rsid="05f53e5d"/>
    </style:style>
    <style:style style:name="P22" style:family="paragraph" style:parent-style-name="Preformatted_20_Text">
      <style:text-properties officeooo:paragraph-rsid="05fa688b"/>
    </style:style>
    <style:style style:name="P23" style:family="paragraph" style:parent-style-name="Preformatted_20_Text">
      <style:text-properties officeooo:paragraph-rsid="05fca915"/>
    </style:style>
    <style:style style:name="P24" style:family="paragraph" style:parent-style-name="Preformatted_20_Text">
      <style:text-properties officeooo:paragraph-rsid="06018731"/>
    </style:style>
    <style:style style:name="P25" style:family="paragraph" style:parent-style-name="Preformatted_20_Text">
      <style:text-properties officeooo:paragraph-rsid="06038208"/>
    </style:style>
    <style:style style:name="P26" style:family="paragraph" style:parent-style-name="Preformatted_20_Text">
      <style:text-properties officeooo:paragraph-rsid="0605d383"/>
    </style:style>
    <style:style style:name="P27" style:family="paragraph" style:parent-style-name="Preformatted_20_Text">
      <style:text-properties officeooo:paragraph-rsid="06075fb5"/>
    </style:style>
    <style:style style:name="P28" style:family="paragraph" style:parent-style-name="Preformatted_20_Text">
      <style:paragraph-properties fo:line-height="100%"/>
      <style:text-properties officeooo:paragraph-rsid="060e7109"/>
    </style:style>
    <style:style style:name="P29" style:family="paragraph" style:parent-style-name="Preformatted_20_Text">
      <style:paragraph-properties fo:line-height="100%"/>
      <style:text-properties officeooo:paragraph-rsid="06106aed"/>
    </style:style>
    <style:style style:name="P30" style:family="paragraph" style:parent-style-name="Preformatted_20_Text">
      <style:paragraph-properties fo:line-height="100%"/>
      <style:text-properties officeooo:paragraph-rsid="061182bd"/>
    </style:style>
    <style:style style:name="P31" style:family="paragraph" style:parent-style-name="Preformatted_20_Text">
      <style:paragraph-properties fo:line-height="100%"/>
      <style:text-properties officeooo:paragraph-rsid="0612f571"/>
    </style:style>
    <style:style style:name="P32" style:family="paragraph" style:parent-style-name="Preformatted_20_Text">
      <style:paragraph-properties fo:line-height="100%"/>
      <style:text-properties officeooo:paragraph-rsid="0613e0f8"/>
    </style:style>
    <style:style style:name="P33" style:family="paragraph" style:parent-style-name="Preformatted_20_Text">
      <style:paragraph-properties fo:line-height="100%"/>
      <style:text-properties officeooo:paragraph-rsid="06153463"/>
    </style:style>
    <style:style style:name="P34" style:family="paragraph" style:parent-style-name="Preformatted_20_Text">
      <style:paragraph-properties fo:line-height="100%"/>
      <style:text-properties officeooo:paragraph-rsid="0615ee5f"/>
    </style:style>
    <style:style style:name="P35" style:family="paragraph" style:parent-style-name="Preformatted_20_Text">
      <style:paragraph-properties fo:line-height="100%"/>
      <style:text-properties officeooo:paragraph-rsid="06164246"/>
    </style:style>
    <style:style style:name="P36" style:family="paragraph" style:parent-style-name="Preformatted_20_Text">
      <style:paragraph-properties fo:line-height="100%"/>
      <style:text-properties officeooo:paragraph-rsid="061b117b"/>
    </style:style>
    <style:style style:name="P37" style:family="paragraph" style:parent-style-name="Preformatted_20_Text">
      <style:paragraph-properties fo:line-height="100%"/>
      <style:text-properties officeooo:paragraph-rsid="061c517c"/>
    </style:style>
    <style:style style:name="P38" style:family="paragraph" style:parent-style-name="Preformatted_20_Text">
      <style:paragraph-properties fo:line-height="100%"/>
      <style:text-properties officeooo:paragraph-rsid="06792ea8"/>
    </style:style>
    <style:style style:name="P39" style:family="paragraph" style:parent-style-name="Preformatted_20_Text">
      <style:text-properties officeooo:paragraph-rsid="06293ec7"/>
    </style:style>
    <style:style style:name="P40" style:family="paragraph" style:parent-style-name="Preformatted_20_Text">
      <style:text-properties officeooo:paragraph-rsid="062cb35e"/>
    </style:style>
    <style:style style:name="P41" style:family="paragraph" style:parent-style-name="Preformatted_20_Text">
      <style:text-properties officeooo:paragraph-rsid="062e21b3"/>
    </style:style>
    <style:style style:name="P42" style:family="paragraph" style:parent-style-name="Preformatted_20_Text">
      <style:text-properties officeooo:paragraph-rsid="062f8331"/>
    </style:style>
    <style:style style:name="P43" style:family="paragraph" style:parent-style-name="Preformatted_20_Text">
      <style:text-properties officeooo:paragraph-rsid="062fef2a"/>
    </style:style>
    <style:style style:name="P44" style:family="paragraph" style:parent-style-name="Preformatted_20_Text">
      <style:text-properties officeooo:paragraph-rsid="06301a5f"/>
    </style:style>
    <style:style style:name="P45" style:family="paragraph" style:parent-style-name="Preformatted_20_Text">
      <style:text-properties officeooo:paragraph-rsid="0631e34a"/>
    </style:style>
    <style:style style:name="P46" style:family="paragraph" style:parent-style-name="Preformatted_20_Text">
      <style:text-properties officeooo:paragraph-rsid="06325f8b"/>
    </style:style>
    <style:style style:name="P47" style:family="paragraph" style:parent-style-name="Preformatted_20_Text">
      <style:text-properties officeooo:paragraph-rsid="0633bf71"/>
    </style:style>
    <style:style style:name="P48" style:family="paragraph" style:parent-style-name="Preformatted_20_Text">
      <style:text-properties officeooo:paragraph-rsid="06352432"/>
    </style:style>
    <style:style style:name="P49" style:family="paragraph" style:parent-style-name="Preformatted_20_Text">
      <style:text-properties officeooo:paragraph-rsid="06475c62"/>
    </style:style>
    <style:style style:name="P50" style:family="paragraph" style:parent-style-name="Preformatted_20_Text">
      <style:text-properties officeooo:paragraph-rsid="06555fc7"/>
    </style:style>
    <style:style style:name="P51" style:family="paragraph" style:parent-style-name="Preformatted_20_Text">
      <style:text-properties officeooo:paragraph-rsid="065f30cd"/>
    </style:style>
    <style:style style:name="P52" style:family="paragraph" style:parent-style-name="Preformatted_20_Text">
      <style:text-properties officeooo:paragraph-rsid="06648aed"/>
    </style:style>
    <style:style style:name="P53" style:family="paragraph" style:parent-style-name="Preformatted_20_Text">
      <style:text-properties officeooo:paragraph-rsid="067b5c63"/>
    </style:style>
    <style:style style:name="P54" style:family="paragraph" style:parent-style-name="Preformatted_20_Text">
      <style:text-properties officeooo:paragraph-rsid="06853111"/>
    </style:style>
    <style:style style:name="P55" style:family="paragraph" style:parent-style-name="Preformatted_20_Text">
      <style:text-properties officeooo:paragraph-rsid="068c714c"/>
    </style:style>
    <style:style style:name="P56" style:family="paragraph" style:parent-style-name="Preformatted_20_Text">
      <style:paragraph-properties fo:margin-top="0cm" fo:margin-bottom="0.499cm" loext:contextual-spacing="false"/>
    </style:style>
    <style:style style:name="P57" style:family="paragraph" style:parent-style-name="Text_20_body">
      <style:paragraph-properties fo:margin-left="0cm" fo:margin-right="0cm" fo:margin-top="0cm" fo:margin-bottom="0.146cm" loext:contextual-spacing="false" fo:line-height="100%" fo:text-indent="0cm" style:auto-text-indent="false"/>
    </style:style>
    <style:style style:name="P58" style:family="paragraph" style:parent-style-name="Heading_20_4">
      <style:paragraph-properties fo:margin-left="0cm" fo:margin-right="0cm" fo:margin-top="0.011cm" fo:margin-bottom="0.011cm" loext:contextual-spacing="false" fo:line-height="100%" fo:text-indent="0cm" style:auto-text-indent="false"/>
      <style:text-properties officeooo:paragraph-rsid="06248777"/>
    </style:style>
    <style:style style:name="P59" style:family="paragraph" style:parent-style-name="Preformatted_20_Text">
      <style:paragraph-properties fo:margin-left="0cm" fo:margin-right="0cm" fo:line-height="100%" fo:text-indent="0cm" style:auto-text-indent="false"/>
      <style:text-properties officeooo:paragraph-rsid="063c664f"/>
    </style:style>
    <style:style style:name="P60" style:family="paragraph" style:parent-style-name="Standard" style:master-page-name="Standard">
      <style:paragraph-properties style:page-number="auto"/>
      <style:text-properties fo:font-variant="normal" fo:text-transform="none" fo:color="#000000" style:font-name="Monospace" fo:font-size="11pt" fo:letter-spacing="normal" fo:language="en" fo:country="IN" fo:font-style="normal" style:text-underline-style="none" fo:font-weight="normal" officeooo:rsid="05031020" officeooo:paragraph-rsid="05db8d7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1" style:family="paragraph" style:parent-style-name="Text_20_body">
      <style:paragraph-properties fo:line-height="100%"/>
      <style:text-properties officeooo:paragraph-rsid="06717739"/>
    </style:style>
    <style:style style:name="P62" style:family="paragraph" style:parent-style-name="Text_20_body">
      <style:paragraph-properties fo:margin-left="0cm" fo:margin-right="0cm" fo:margin-top="0cm" fo:margin-bottom="0.046cm" loext:contextual-spacing="false" fo:line-height="100%" fo:text-indent="0cm" style:auto-text-indent="false"/>
      <style:text-properties officeooo:paragraph-rsid="06717739"/>
    </style:style>
    <style:style style:name="P63" style:family="paragraph" style:parent-style-name="Preformatted_20_Text">
      <style:paragraph-properties fo:line-height="100%"/>
      <style:text-properties officeooo:paragraph-rsid="069574a9"/>
    </style:style>
    <style:style style:name="P64" style:family="paragraph" style:parent-style-name="Preformatted_20_Text">
      <style:paragraph-properties fo:line-height="100%"/>
      <style:text-properties officeooo:paragraph-rsid="06a5db31"/>
    </style:style>
    <style:style style:name="P65" style:family="paragraph" style:parent-style-name="Preformatted_20_Text">
      <style:paragraph-properties fo:line-height="100%"/>
      <style:text-properties officeooo:paragraph-rsid="06a5dc74"/>
    </style:style>
    <style:style style:name="P66" style:family="paragraph" style:parent-style-name="Preformatted_20_Text">
      <style:paragraph-properties fo:line-height="100%"/>
      <style:text-properties officeooo:paragraph-rsid="06aaa9ba"/>
    </style:style>
    <style:style style:name="P67" style:family="paragraph" style:parent-style-name="Preformatted_20_Text">
      <style:text-properties officeooo:paragraph-rsid="063c5b24"/>
    </style:style>
    <style:style style:name="P68" style:family="paragraph" style:parent-style-name="Preformatted_20_Text">
      <style:text-properties officeooo:paragraph-rsid="069f648c"/>
    </style:style>
    <style:style style:name="P69" style:family="paragraph" style:parent-style-name="Preformatted_20_Text">
      <style:text-properties officeooo:paragraph-rsid="06a146d5"/>
    </style:style>
    <style:style style:name="P70" style:family="paragraph" style:parent-style-name="Preformatted_20_Text">
      <style:text-properties officeooo:paragraph-rsid="06a47e28"/>
    </style:style>
    <style:style style:name="P71" style:family="paragraph" style:parent-style-name="Preformatted_20_Text">
      <style:text-properties officeooo:paragraph-rsid="06a5bf20"/>
    </style:style>
    <style:style style:name="P72" style:family="paragraph" style:parent-style-name="Preformatted_20_Text">
      <style:text-properties officeooo:paragraph-rsid="06aaa9ba"/>
    </style:style>
    <style:style style:name="P73" style:family="paragraph" style:parent-style-name="Preformatted_20_Text">
      <style:text-properties officeooo:paragraph-rsid="06ac7bb2"/>
    </style:style>
    <style:style style:name="P74" style:family="paragraph" style:parent-style-name="Preformatted_20_Text">
      <style:text-properties officeooo:paragraph-rsid="06ad4f89"/>
    </style:style>
    <style:style style:name="P75" style:family="paragraph" style:parent-style-name="Preformatted_20_Text">
      <style:text-properties officeooo:paragraph-rsid="06ae9658"/>
    </style:style>
    <style:style style:name="P76" style:family="paragraph" style:parent-style-name="Preformatted_20_Text">
      <style:text-properties officeooo:paragraph-rsid="06af4940"/>
    </style:style>
    <style:style style:name="P77" style:family="paragraph" style:parent-style-name="Preformatted_20_Text">
      <style:text-properties officeooo:paragraph-rsid="06b04387"/>
    </style:style>
    <style:style style:name="P78" style:family="paragraph" style:parent-style-name="Preformatted_20_Text">
      <style:text-properties officeooo:paragraph-rsid="06b13ff6"/>
    </style:style>
    <style:style style:name="P79" style:family="paragraph" style:parent-style-name="Preformatted_20_Text">
      <style:text-properties officeooo:paragraph-rsid="06b31fae"/>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5dcd9b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5e0cd4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5dda27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5e5a5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5eb515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5efbf0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5f102c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5f1551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5f53e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5fa688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5fca91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601873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60382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605d38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6075fb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60e710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61182b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612f57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613e0f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615346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normal" officeooo:rsid="0615ee5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 style:family="text">
      <style:text-properties fo:font-variant="normal" fo:text-transform="none" fo:color="#000000" style:font-name="Monospace" fo:font-size="11pt" fo:letter-spacing="normal" fo:language="en" fo:country="IN" fo:font-style="normal" style:text-underline-style="none" fo:font-weight="normal" officeooo:rsid="0616424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 style:family="text">
      <style:text-properties fo:font-variant="normal" fo:text-transform="none" fo:color="#000000" style:font-name="Monospace" fo:font-size="11pt" fo:letter-spacing="normal" fo:language="en" fo:country="IN" fo:font-style="normal" style:text-underline-style="none" fo:font-weight="normal" officeooo:rsid="061b117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 style:family="text">
      <style:text-properties fo:font-variant="normal" fo:text-transform="none" fo:color="#000000" style:font-name="Monospace" fo:font-size="11pt" fo:letter-spacing="normal" fo:language="en" fo:country="IN" fo:font-style="normal" style:text-underline-style="none" fo:font-weight="normal" officeooo:rsid="061c517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 style:family="text">
      <style:text-properties fo:font-variant="normal" fo:text-transform="none" fo:color="#000000" style:font-name="Monospace" fo:font-size="11pt" fo:letter-spacing="normal" fo:language="en" fo:country="IN" fo:font-style="normal" style:text-underline-style="none" fo:font-weight="normal" officeooo:rsid="062e21b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 style:family="text">
      <style:text-properties fo:font-variant="normal" fo:text-transform="none" fo:color="#000000" style:font-name="Monospace" fo:font-size="11pt" fo:letter-spacing="normal" fo:language="en" fo:country="IN" fo:font-style="normal" style:text-underline-style="none" fo:font-weight="normal" officeooo:rsid="062f833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 style:family="text">
      <style:text-properties fo:font-variant="normal" fo:text-transform="none" fo:color="#000000" style:font-name="Monospace" fo:font-size="11pt" fo:letter-spacing="normal" fo:language="en" fo:country="IN" fo:font-style="normal" style:text-underline-style="none" fo:font-weight="normal" officeooo:rsid="062fef2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8" style:family="text">
      <style:text-properties fo:font-variant="normal" fo:text-transform="none" fo:color="#000000" style:font-name="Monospace" fo:font-size="11pt" fo:letter-spacing="normal" fo:language="en" fo:country="IN" fo:font-style="normal" style:text-underline-style="none" fo:font-weight="normal" officeooo:rsid="06301a5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9" style:family="text">
      <style:text-properties fo:font-variant="normal" fo:text-transform="none" fo:color="#000000" style:font-name="Monospace" fo:font-size="11pt" fo:letter-spacing="normal" fo:language="en" fo:country="IN" fo:font-style="normal" style:text-underline-style="none" fo:font-weight="normal" officeooo:rsid="0631e34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0" style:family="text">
      <style:text-properties fo:font-variant="normal" fo:text-transform="none" fo:color="#000000" style:font-name="Monospace" fo:font-size="11pt" fo:letter-spacing="normal" fo:language="en" fo:country="IN" fo:font-style="normal" style:text-underline-style="none" fo:font-weight="normal" officeooo:rsid="0633bf7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 style:family="text">
      <style:text-properties fo:font-variant="normal" fo:text-transform="none" fo:color="#000000" style:font-name="Monospace" fo:font-size="11pt" fo:letter-spacing="normal" fo:language="en" fo:country="IN" fo:font-style="normal" style:text-underline-style="none" fo:font-weight="normal" officeooo:rsid="0635243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 style:family="text">
      <style:text-properties fo:font-variant="normal" fo:text-transform="none" fo:color="#000000" style:font-name="Monospace" fo:font-size="11pt" fo:letter-spacing="normal" fo:language="en" fo:country="IN" fo:font-style="normal" style:text-underline-style="none" fo:font-weight="normal" officeooo:rsid="063c5b2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 style:family="text">
      <style:text-properties fo:font-variant="normal" fo:text-transform="none" fo:color="#000000" style:font-name="Monospace" fo:font-size="11pt" fo:letter-spacing="normal" fo:language="en" fo:country="IN" fo:font-style="normal" style:text-underline-style="none" fo:font-weight="normal" officeooo:rsid="0644781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4" style:family="text">
      <style:text-properties fo:font-variant="normal" fo:text-transform="none" fo:color="#000000" style:font-name="Monospace" fo:font-size="11pt" fo:letter-spacing="normal" fo:language="en" fo:country="IN" fo:font-style="normal" style:text-underline-style="none" fo:font-weight="normal" officeooo:rsid="06555fc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5" style:family="text">
      <style:text-properties fo:font-variant="normal" fo:text-transform="none" fo:color="#000000" style:font-name="Monospace" fo:font-size="11pt" fo:letter-spacing="normal" fo:language="en" fo:country="IN" fo:font-style="normal" style:text-underline-style="none" fo:font-weight="normal" officeooo:rsid="06569ef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6" style:family="text">
      <style:text-properties fo:font-variant="normal" fo:text-transform="none" fo:color="#000000" style:font-name="Monospace" fo:font-size="11pt" fo:letter-spacing="normal" fo:language="en" fo:country="IN" fo:font-style="normal" style:text-underline-style="none" fo:font-weight="normal" officeooo:rsid="067ce95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7" style:family="text">
      <style:text-properties fo:font-variant="normal" fo:text-transform="none" fo:color="#000000" style:font-name="Monospace" fo:font-size="11pt" fo:letter-spacing="normal" fo:language="en" fo:country="IN" fo:font-style="normal" style:text-underline-style="none" fo:font-weight="normal" officeooo:rsid="067d855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8" style:family="text">
      <style:text-properties fo:font-variant="normal" fo:text-transform="none" fo:color="#000000" style:font-name="Monospace" fo:font-size="11pt" fo:letter-spacing="normal" fo:language="en" fo:country="IN" fo:font-style="normal" style:text-underline-style="none" fo:font-weight="normal" officeooo:rsid="067f6c1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9" style:family="text">
      <style:text-properties fo:font-variant="normal" fo:text-transform="none" fo:color="#000000" style:font-name="Monospace" fo:font-size="11pt" fo:letter-spacing="normal" fo:language="en" fo:country="IN" fo:font-style="normal" style:text-underline-style="none" fo:font-weight="normal" officeooo:rsid="068348c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0" style:family="text">
      <style:text-properties fo:font-variant="normal" fo:text-transform="none" fo:color="#000000" style:font-name="Monospace" fo:font-size="11pt" fo:letter-spacing="normal" fo:language="en" fo:country="IN" fo:font-style="normal" style:text-underline-style="none" fo:font-weight="normal" officeooo:rsid="0683d5d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1" style:family="text">
      <style:text-properties fo:font-variant="normal" fo:text-transform="none" fo:color="#000000" style:font-name="Monospace" fo:font-size="11pt" fo:letter-spacing="normal" fo:language="en" fo:country="IN" fo:font-style="normal" style:text-underline-style="none" fo:font-weight="normal" officeooo:rsid="0684b5d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2" style:family="text">
      <style:text-properties fo:font-variant="normal" fo:text-transform="none" fo:color="#000000" style:font-name="Monospace" fo:font-size="11pt" fo:letter-spacing="normal" fo:language="en" fo:country="IN" fo:font-style="normal" style:text-underline-style="none" fo:font-weight="normal" officeooo:rsid="068c714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3" style:family="text">
      <style:text-properties fo:font-variant="normal" fo:text-transform="none" fo:color="#000000" style:font-name="Monospace" fo:font-size="11pt" fo:letter-spacing="normal" fo:language="en" fo:country="IN" fo:font-style="normal" style:text-underline-style="none" fo:font-weight="normal" officeooo:rsid="068d625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4" style:family="text">
      <style:text-properties fo:font-variant="normal" fo:text-transform="none" fo:color="#000000" style:font-name="Monospace" fo:font-size="11pt" fo:letter-spacing="normal" fo:language="en" fo:country="IN" fo:font-style="normal" style:text-underline-style="none" fo:font-weight="normal" officeooo:rsid="069938b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5" style:family="text">
      <style:text-properties fo:font-variant="normal" fo:text-transform="none" fo:color="#000000" style:font-name="Monospace" fo:font-size="11pt" fo:letter-spacing="normal" fo:language="en" fo:country="IN" fo:font-style="normal" style:text-underline-style="none" fo:font-weight="normal" officeooo:rsid="0699b24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6" style:family="text">
      <style:text-properties fo:font-variant="normal" fo:text-transform="none" fo:color="#000000" style:font-name="Monospace" fo:font-size="11pt" fo:letter-spacing="normal" fo:language="en" fo:country="IN" fo:font-style="normal" style:text-underline-style="none" fo:font-weight="normal" officeooo:rsid="06a146d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7" style:family="text">
      <style:text-properties fo:font-variant="normal" fo:text-transform="none" fo:color="#000000" style:font-name="Monospace" fo:font-size="11pt" fo:letter-spacing="normal" fo:language="en" fo:country="IN" fo:font-style="normal" style:text-underline-style="none" fo:font-weight="normal" officeooo:rsid="06a3265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8" style:family="text">
      <style:text-properties fo:font-variant="normal" fo:text-transform="none" fo:color="#000000" style:font-name="Monospace" fo:font-size="11pt" fo:letter-spacing="normal" fo:language="en" fo:country="IN" fo:font-style="normal" style:text-underline-style="none" fo:font-weight="normal" officeooo:rsid="06a47e2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9" style:family="text">
      <style:text-properties fo:font-variant="normal" fo:text-transform="none" fo:color="#000000" style:font-name="Monospace" fo:font-size="11pt" fo:letter-spacing="normal" fo:language="en" fo:country="IN" fo:font-style="normal" style:text-underline-style="none" fo:font-weight="normal" officeooo:rsid="06a5bf2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0" style:family="text">
      <style:text-properties fo:font-variant="normal" fo:text-transform="none" fo:color="#000000" style:font-name="Monospace" fo:font-size="11pt" fo:letter-spacing="normal" fo:language="en" fo:country="IN" fo:font-style="normal" style:text-underline-style="none" fo:font-weight="normal" officeooo:rsid="06aaa9b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1" style:family="text">
      <style:text-properties fo:font-variant="normal" fo:text-transform="none" fo:color="#000000" style:font-name="Monospace" fo:font-size="11pt" fo:letter-spacing="normal" fo:language="en" fo:country="IN" fo:font-style="normal" style:text-underline-style="none" fo:font-weight="normal" officeooo:rsid="06ad4f8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2" style:family="text">
      <style:text-properties fo:font-variant="normal" fo:text-transform="none" fo:color="#000000" style:font-name="Monospace" fo:font-size="11pt" fo:letter-spacing="normal" fo:language="en" fo:country="IN" fo:font-style="normal" style:text-underline-style="none" fo:font-weight="normal" officeooo:rsid="06ae965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3" style:family="text">
      <style:text-properties fo:font-variant="normal" fo:text-transform="none" fo:color="#000000" style:font-name="Monospace" fo:font-size="11pt" fo:letter-spacing="normal" fo:language="en" fo:country="IN" fo:font-style="normal" style:text-underline-style="none" fo:font-weight="normal" officeooo:rsid="06aedf4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4" style:family="text">
      <style:text-properties fo:font-variant="normal" fo:text-transform="none" fo:color="#000000" style:font-name="Monospace" fo:font-size="11pt" fo:letter-spacing="normal" fo:language="en" fo:country="IN" fo:font-style="normal" style:text-underline-style="none" fo:font-weight="normal" officeooo:rsid="06af494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5" style:family="text">
      <style:text-properties fo:font-variant="normal" fo:text-transform="none" fo:color="#000000" style:font-name="Monospace" fo:font-size="11pt" fo:letter-spacing="normal" fo:language="en" fo:country="IN" fo:font-style="normal" style:text-underline-style="none" fo:font-weight="normal" officeooo:rsid="06b0438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6" style:family="text">
      <style:text-properties fo:font-variant="normal" fo:text-transform="none" fo:color="#000000" style:font-name="Monospace" fo:font-size="11pt" fo:letter-spacing="normal" fo:language="en" fo:country="IN" fo:font-style="normal" style:text-underline-style="none" fo:font-weight="normal" officeooo:rsid="06b13ff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7" style:family="text">
      <style:text-properties fo:font-variant="normal" fo:text-transform="none" fo:color="#000000" style:font-name="Monospace" fo:font-size="11pt" fo:letter-spacing="normal" fo:language="en" fo:country="IN" fo:font-style="normal" style:text-underline-style="none" fo:font-weight="normal" officeooo:rsid="06b31fa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8" style:family="text">
      <style:text-properties fo:font-variant="normal" fo:text-transform="none" fo:color="#000000" style:font-name="Monospace" fo:font-size="11pt" fo:letter-spacing="normal" fo:language="en" fo:country="IN" fo:font-style="normal" style:text-underline-style="none" fo:font-weight="bold" officeooo:rsid="05e574a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9" style:family="text">
      <style:text-properties fo:font-variant="normal" fo:text-transform="none" fo:color="#000000" style:font-name="Monospace" fo:font-size="11pt" fo:letter-spacing="normal" fo:language="en" fo:country="IN" fo:font-style="normal" style:text-underline-style="none" fo:font-weight="bold" officeooo:rsid="05efbf0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0" style:family="text">
      <style:text-properties fo:font-variant="normal" fo:text-transform="none" fo:color="#000000" style:font-name="Monospace" fo:font-size="11pt" fo:letter-spacing="normal" fo:language="en" fo:country="IN" fo:font-style="normal" style:text-underline-style="none" fo:font-weight="bold" officeooo:rsid="05f102c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1" style:family="text">
      <style:text-properties fo:font-variant="normal" fo:text-transform="none" fo:color="#000000" style:font-name="Monospace" fo:font-size="11pt" fo:letter-spacing="normal" fo:language="en" fo:country="IN" fo:font-style="normal" style:text-underline-style="none" fo:font-weight="bold" officeooo:rsid="05f53e5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2" style:family="text">
      <style:text-properties fo:font-variant="normal" fo:text-transform="none" fo:color="#000000" style:font-name="Monospace" fo:font-size="11pt" fo:letter-spacing="normal" fo:language="en" fo:country="IN" fo:font-style="normal" style:text-underline-style="none" fo:font-weight="bold" officeooo:rsid="05fa688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3" style:family="text">
      <style:text-properties fo:font-variant="normal" fo:text-transform="none" fo:color="#000000" style:font-name="Monospace" fo:font-size="11pt" fo:letter-spacing="normal" fo:language="en" fo:country="IN" fo:font-style="normal" style:text-underline-style="none" fo:font-weight="bold" officeooo:rsid="05fca91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4" style:family="text">
      <style:text-properties fo:font-variant="normal" fo:text-transform="none" fo:color="#000000" style:font-name="Monospace" fo:font-size="11pt" fo:letter-spacing="normal" fo:language="en" fo:country="IN" fo:font-style="normal" style:text-underline-style="none" fo:font-weight="bold" officeooo:rsid="0601873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5" style:family="text">
      <style:text-properties fo:font-variant="normal" fo:text-transform="none" fo:color="#000000" style:font-name="Monospace" fo:font-size="11pt" fo:letter-spacing="normal" fo:language="en" fo:country="IN" fo:font-style="normal" style:text-underline-style="none" fo:font-weight="bold" officeooo:rsid="0603820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6" style:family="text">
      <style:text-properties fo:font-variant="normal" fo:text-transform="none" fo:color="#000000" style:font-name="Monospace" fo:font-size="11pt" fo:letter-spacing="normal" fo:language="en" fo:country="IN" fo:font-style="normal" style:text-underline-style="none" fo:font-weight="bold" officeooo:rsid="0605d38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7" style:family="text">
      <style:text-properties fo:font-variant="normal" fo:text-transform="none" fo:color="#000000" style:font-name="Monospace" fo:font-size="11pt" fo:letter-spacing="normal" fo:language="en" fo:country="IN" fo:font-style="normal" style:text-underline-style="none" fo:font-weight="bold" officeooo:rsid="06075fb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8" style:family="text">
      <style:text-properties fo:font-variant="normal" fo:text-transform="none" fo:color="#000000" style:font-name="Monospace" fo:font-size="11pt" fo:letter-spacing="normal" fo:language="en" fo:country="IN" fo:font-style="normal" style:text-underline-style="none" fo:font-weight="bold" officeooo:rsid="060e710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9" style:family="text">
      <style:text-properties fo:font-variant="normal" fo:text-transform="none" fo:color="#000000" style:font-name="Monospace" fo:font-size="11pt" fo:letter-spacing="normal" fo:language="en" fo:country="IN" fo:font-style="normal" style:text-underline-style="none" fo:font-weight="bold" officeooo:rsid="06106ae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0" style:family="text">
      <style:text-properties fo:font-variant="normal" fo:text-transform="none" fo:color="#000000" style:font-name="Monospace" fo:font-size="11pt" fo:letter-spacing="normal" fo:language="en" fo:country="IN" fo:font-style="normal" style:text-underline-style="none" fo:font-weight="bold" officeooo:rsid="061b117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1" style:family="text">
      <style:text-properties fo:font-variant="normal" fo:text-transform="none" fo:color="#000000" style:font-name="Monospace" fo:font-size="11pt" fo:letter-spacing="normal" fo:language="en" fo:country="IN" fo:font-style="normal" style:text-underline-style="none" fo:font-weight="bold" officeooo:rsid="061c517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2" style:family="text">
      <style:text-properties fo:font-variant="normal" fo:text-transform="none" fo:color="#000000" style:font-name="Monospace" fo:font-size="11pt" fo:letter-spacing="normal" fo:language="en" fo:country="IN" fo:font-style="normal" style:text-underline-style="none" fo:font-weight="bold" officeooo:rsid="0624877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3" style:family="text">
      <style:text-properties fo:font-variant="normal" fo:text-transform="none" fo:color="#000000" style:font-name="Monospace" fo:font-size="11pt" fo:letter-spacing="normal" fo:language="en" fo:country="IN" fo:font-style="normal" style:text-underline-style="none" fo:font-weight="bold" officeooo:rsid="062e21b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4" style:family="text">
      <style:text-properties fo:font-variant="normal" fo:text-transform="none" fo:color="#000000" style:font-name="Monospace" fo:font-size="11pt" fo:letter-spacing="normal" fo:language="en" fo:country="IN" fo:font-style="normal" style:text-underline-style="none" fo:font-weight="bold" officeooo:rsid="062fef2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5" style:family="text">
      <style:text-properties fo:font-variant="normal" fo:text-transform="none" fo:color="#000000" style:font-name="Monospace" fo:font-size="11pt" fo:letter-spacing="normal" fo:language="en" fo:country="IN" fo:font-style="normal" style:text-underline-style="none" fo:font-weight="bold" officeooo:rsid="0631e34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6" style:family="text">
      <style:text-properties fo:font-variant="normal" fo:text-transform="none" fo:color="#000000" style:font-name="Monospace" fo:font-size="11pt" fo:letter-spacing="normal" fo:language="en" fo:country="IN" fo:font-style="normal" style:text-underline-style="none" fo:font-weight="bold" officeooo:rsid="06325f8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7" style:family="text">
      <style:text-properties fo:font-variant="normal" fo:text-transform="none" fo:color="#000000" style:font-name="Monospace" fo:font-size="11pt" fo:letter-spacing="normal" fo:language="en" fo:country="IN" fo:font-style="normal" style:text-underline-style="none" fo:font-weight="bold" officeooo:rsid="0633bf7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8" style:family="text">
      <style:text-properties fo:font-variant="normal" fo:text-transform="none" fo:color="#000000" style:font-name="Monospace" fo:font-size="11pt" fo:letter-spacing="normal" fo:language="en" fo:country="IN" fo:font-style="normal" style:text-underline-style="none" fo:font-weight="bold" officeooo:rsid="063c5b2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9" style:family="text">
      <style:text-properties fo:font-variant="normal" fo:text-transform="none" fo:color="#000000" style:font-name="Monospace" fo:font-size="11pt" fo:letter-spacing="normal" fo:language="en" fo:country="IN" fo:font-style="normal" style:text-underline-style="none" fo:font-weight="bold" officeooo:rsid="063f784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0" style:family="text">
      <style:text-properties fo:font-variant="normal" fo:text-transform="none" fo:color="#000000" style:font-name="Monospace" fo:font-size="11pt" fo:letter-spacing="normal" fo:language="en" fo:country="IN" fo:font-style="normal" style:text-underline-style="none" fo:font-weight="bold" officeooo:rsid="0641eab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1" style:family="text">
      <style:text-properties fo:font-variant="normal" fo:text-transform="none" fo:color="#000000" style:font-name="Monospace" fo:font-size="11pt" fo:letter-spacing="normal" fo:language="en" fo:country="IN" fo:font-style="normal" style:text-underline-style="none" fo:font-weight="bold" officeooo:rsid="0643800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2" style:family="text">
      <style:text-properties fo:font-variant="normal" fo:text-transform="none" fo:color="#000000" style:font-name="Monospace" fo:font-size="11pt" fo:letter-spacing="normal" fo:language="en" fo:country="IN" fo:font-style="normal" style:text-underline-style="none" fo:font-weight="bold" officeooo:rsid="064ab10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3" style:family="text">
      <style:text-properties fo:font-variant="normal" fo:text-transform="none" fo:color="#000000" style:font-name="Monospace" fo:font-size="11pt" fo:letter-spacing="normal" fo:language="en" fo:country="IN" fo:font-style="normal" style:text-underline-style="none" fo:font-weight="bold" officeooo:rsid="064ad65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4" style:family="text">
      <style:text-properties fo:font-variant="normal" fo:text-transform="none" fo:color="#000000" style:font-name="Monospace" fo:font-size="11pt" fo:letter-spacing="normal" fo:language="en" fo:country="IN" fo:font-style="normal" style:text-underline-style="none" fo:font-weight="bold" officeooo:rsid="064bcc5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5" style:family="text">
      <style:text-properties fo:font-variant="normal" fo:text-transform="none" fo:color="#000000" style:font-name="Monospace" fo:font-size="11pt" fo:letter-spacing="normal" fo:language="en" fo:country="IN" fo:font-style="normal" style:text-underline-style="none" fo:font-weight="bold" officeooo:rsid="064e75c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6" style:family="text">
      <style:text-properties fo:font-variant="normal" fo:text-transform="none" fo:color="#000000" style:font-name="Monospace" fo:font-size="11pt" fo:letter-spacing="normal" fo:language="en" fo:country="IN" fo:font-style="normal" style:text-underline-style="none" fo:font-weight="bold" officeooo:rsid="06555fc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7" style:family="text">
      <style:text-properties fo:font-variant="normal" fo:text-transform="none" fo:color="#000000" style:font-name="Monospace" fo:font-size="11pt" fo:letter-spacing="normal" fo:language="en" fo:country="IN" fo:font-style="normal" style:text-underline-style="none" fo:font-weight="bold" officeooo:rsid="0660606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8" style:family="text">
      <style:text-properties fo:font-variant="normal" fo:text-transform="none" fo:color="#000000" style:font-name="Monospace" fo:font-size="11pt" fo:letter-spacing="normal" fo:language="en" fo:country="IN" fo:font-style="normal" style:text-underline-style="none" fo:font-weight="bold" officeooo:rsid="0635243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9" style:family="text">
      <style:text-properties fo:font-variant="normal" fo:text-transform="none" fo:color="#000000" style:font-name="Monospace" fo:font-size="11pt" fo:letter-spacing="normal" fo:language="en" fo:country="IN" fo:font-style="normal" style:text-underline-style="none" fo:font-weight="bold" officeooo:rsid="06792ea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0" style:family="text">
      <style:text-properties fo:font-variant="normal" fo:text-transform="none" fo:color="#000000" style:font-name="Monospace" fo:font-size="11pt" fo:letter-spacing="normal" fo:language="en" fo:country="IN" fo:font-style="normal" style:text-underline-style="none" fo:font-weight="bold" officeooo:rsid="069574a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1" style:family="text">
      <style:text-properties fo:font-variant="normal" fo:text-transform="none" fo:color="#000000" style:font-name="Monospace" fo:font-size="11pt" fo:letter-spacing="normal" fo:language="en" fo:country="IN" fo:font-style="normal" style:text-underline-style="none" fo:font-weight="bold" officeooo:rsid="069b94e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2" style:family="text">
      <style:text-properties fo:font-variant="normal" fo:text-transform="none" fo:color="#000000" style:font-name="Monospace" fo:font-size="11pt" fo:letter-spacing="normal" fo:language="en" fo:country="IN" fo:font-style="normal" style:text-underline-style="none" fo:font-weight="bold" officeooo:rsid="069ccd2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3" style:family="text">
      <style:text-properties fo:font-variant="normal" fo:text-transform="none" fo:color="#000000" style:font-name="Monospace" fo:font-size="11pt" fo:letter-spacing="normal" fo:language="en" fo:country="IN" fo:font-style="normal" style:text-underline-style="none" fo:font-weight="bold" officeooo:rsid="069d4c3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4" style:family="text">
      <style:text-properties fo:font-variant="normal" fo:text-transform="none" fo:color="#000000" style:font-name="Monospace" fo:font-size="11pt" fo:letter-spacing="normal" fo:language="en" fo:country="IN" fo:font-style="normal" style:text-underline-style="none" fo:font-weight="bold" officeooo:rsid="069e30e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5" style:family="text">
      <style:text-properties fo:font-variant="normal" fo:text-transform="none" fo:color="#000000" style:font-name="Monospace" fo:font-size="11pt" fo:letter-spacing="normal" fo:language="en" fo:country="IN" fo:font-style="normal" style:text-underline-style="none" fo:font-weight="bold" officeooo:rsid="069f648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6" style:family="text">
      <style:text-properties fo:font-variant="normal" fo:text-transform="none" fo:color="#000000" style:font-name="Monospace" fo:font-size="11pt" fo:letter-spacing="normal" fo:language="en" fo:country="IN" fo:font-style="normal" style:text-underline-style="none" fo:font-weight="bold" officeooo:rsid="06a146d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7" style:family="text">
      <style:text-properties fo:font-variant="normal" fo:text-transform="none" fo:color="#000000" style:font-name="Monospace" fo:font-size="11pt" fo:letter-spacing="normal" fo:language="en" fo:country="IN" fo:font-style="normal" style:text-underline-style="none" fo:font-weight="bold" officeooo:rsid="06a5bf2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8" style:family="text">
      <style:text-properties fo:font-variant="normal" fo:text-transform="none" fo:color="#000000" style:font-name="Monospace" fo:font-size="11pt" fo:letter-spacing="normal" fo:language="en" fo:country="IN" fo:font-style="normal" style:text-underline-style="none" fo:font-weight="bold" officeooo:rsid="06a5db3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9" style:family="text">
      <style:text-properties fo:font-variant="normal" fo:text-transform="none" fo:color="#000000" style:font-name="Monospace" fo:font-size="11pt" fo:letter-spacing="normal" fo:language="en" fo:country="IN" fo:font-style="normal" style:text-underline-style="none" fo:font-weight="bold" officeooo:rsid="06a5dc7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0" style:family="text">
      <style:text-properties fo:font-variant="normal" fo:text-transform="none" fo:color="#000000" style:font-name="Monospace" fo:font-size="11pt" fo:letter-spacing="normal" fo:language="en" fo:country="IN" fo:font-style="normal" style:text-underline-style="none" fo:font-weight="bold" officeooo:rsid="06aaa9b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1" style:family="text">
      <style:text-properties fo:font-variant="normal" fo:text-transform="none" fo:color="#000000" style:font-name="Monospace" fo:font-size="11pt" fo:letter-spacing="normal" fo:language="en" fo:country="IN" fo:font-style="normal" style:text-underline-style="none" fo:font-weight="bold" officeooo:rsid="06ac7bb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2" style:family="text">
      <style:text-properties fo:font-variant="normal" fo:text-transform="none" fo:color="#000000" style:font-name="Monospace" fo:font-size="11pt" fo:letter-spacing="normal" fo:language="en" fo:country="IN" fo:font-style="normal" style:text-underline-style="none" fo:font-weight="bold" officeooo:rsid="06b0438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3" style:family="text">
      <style:text-properties fo:font-variant="normal" fo:text-transform="none" fo:color="#000000" style:font-name="Monospace" fo:font-size="11pt" fo:letter-spacing="normal" fo:language="en" fo:country="IN" fo:font-style="normal" style:text-underline-style="none" fo:font-weight="bold" officeooo:rsid="06b13ff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4" style:family="text">
      <style:text-properties fo:font-variant="normal" fo:text-transform="none" fo:color="#000000" style:font-name="Monospace" fo:font-size="11pt" fo:letter-spacing="normal" fo:language="en" fo:country="IN" fo:font-style="normal" style:text-underline-style="none" fo:font-weight="bold" officeooo:rsid="06b1d51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5" style:family="text">
      <style:text-properties fo:font-variant="normal" fo:text-transform="none" fo:color="#000000" style:font-name="Monospace" fo:font-size="11pt" fo:letter-spacing="normal" fo:language="en" fo:country="IN" fo:font-style="normal" style:text-underline-style="none" fo:font-weight="bold" officeooo:rsid="06b31fa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6" style:family="text">
      <style:text-properties fo:font-variant="normal" fo:text-transform="none" fo:color="#000000" style:font-name="Monospace" fo:font-size="11pt" fo:letter-spacing="normal" fo:language="en" fo:country="IN" fo:font-style="normal" style:text-underline-style="none" officeooo:rsid="06b31fae"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07" style:family="text">
      <style:text-properties fo:font-variant="normal" fo:text-transform="none" fo:color="#000000" fo:font-size="11pt" fo:letter-spacing="normal" fo:language="en" fo:country="IN" fo:font-style="normal" style:text-underline-style="none" fo:font-weight="normal" officeooo:rsid="05efbf0f"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108" style:family="text">
      <style:text-properties fo:font-variant="normal" fo:text-transform="none" fo:color="#000000" fo:font-size="11pt" fo:letter-spacing="normal" fo:language="en" fo:country="IN" fo:font-style="normal" style:text-underline-style="none" fo:font-weight="normal" officeooo:rsid="05f102c0"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109" style:family="text">
      <style:text-properties fo:font-variant="normal" fo:text-transform="none" fo:color="#000000" fo:font-size="11pt" fo:letter-spacing="normal" fo:language="en" fo:country="IN" fo:font-style="normal" style:text-underline-style="none" fo:font-weight="normal" officeooo:rsid="05f53e5d"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110" style:family="text">
      <style:text-properties fo:font-variant="normal" fo:text-transform="none" fo:color="#000000" fo:font-size="11pt" fo:letter-spacing="normal" fo:language="en" fo:country="IN" fo:font-style="normal" style:text-underline-style="none" fo:font-weight="normal" officeooo:rsid="05fa688b"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111" style:family="text">
      <style:text-properties fo:font-variant="normal" fo:text-transform="none" fo:color="#000000" fo:font-size="11pt" fo:letter-spacing="normal" fo:language="en" fo:country="IN" fo:font-style="normal" style:text-underline-style="none" fo:font-weight="normal" officeooo:rsid="06038208"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112" style:family="text">
      <style:text-properties fo:font-variant="normal" fo:text-transform="none" fo:color="#000000" fo:font-size="11pt" fo:letter-spacing="normal" fo:language="en" fo:country="IN" fo:font-style="normal" style:text-underline-style="none" fo:font-weight="normal" officeooo:rsid="0605d383"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113" style:family="text">
      <style:text-properties fo:font-variant="normal" fo:text-transform="none" fo:color="#000000" fo:font-size="11pt" fo:letter-spacing="normal" fo:language="en" fo:country="IN" fo:font-style="normal" style:text-underline-style="none" fo:font-weight="normal" officeooo:rsid="060e7109"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114" style:family="text">
      <style:text-properties fo:font-variant="normal" fo:text-transform="none" fo:color="#ce181e" style:font-name="Monospace" fo:font-size="11pt" fo:letter-spacing="normal" fo:language="en" fo:country="IN" fo:font-style="normal" style:text-underline-style="none" fo:font-weight="bold" officeooo:rsid="0615346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5" style:family="text">
      <style:text-properties style:font-name="Monospace" officeooo:rsid="05db8d7a" style:font-name-asian="Noto Sans CJK SC Regular" style:font-name-complex="Lohit Devanagari"/>
    </style:style>
    <style:style style:name="T116" style:family="text">
      <style:text-properties style:font-name="Monospace" officeooo:rsid="05dcd9be" style:font-name-asian="Noto Sans CJK SC Regular" style:font-name-complex="Lohit Devanagari"/>
    </style:style>
    <style:style style:name="T117" style:family="text">
      <style:text-properties style:font-name="Monospace" officeooo:rsid="05dda27d" style:font-name-asian="Noto Sans CJK SC Regular" style:font-name-complex="Lohit Devanagari"/>
    </style:style>
    <style:style style:name="T118" style:family="text">
      <style:text-properties style:font-name="Monospace" officeooo:rsid="05e5d819" style:font-name-asian="Noto Sans CJK SC Regular" style:font-name-complex="Lohit Devanagari"/>
    </style:style>
    <style:style style:name="T119" style:family="text">
      <style:text-properties style:font-name="Monospace" officeooo:rsid="05e6e7c7" style:font-name-asian="Noto Sans CJK SC Regular" style:font-name-complex="Lohit Devanagari"/>
    </style:style>
    <style:style style:name="T120" style:family="text">
      <style:text-properties style:font-name="Monospace" officeooo:rsid="05e83879" style:font-name-asian="Noto Sans CJK SC Regular" style:font-name-complex="Lohit Devanagari"/>
    </style:style>
    <style:style style:name="T121" style:family="text">
      <style:text-properties style:font-name="Monospace" officeooo:rsid="05e7d803" style:font-name-asian="Noto Sans CJK SC Regular" style:font-name-complex="Lohit Devanagari"/>
    </style:style>
    <style:style style:name="T122" style:family="text">
      <style:text-properties style:font-name="Monospace" officeooo:rsid="05e89ba6" style:font-name-asian="Noto Sans CJK SC Regular" style:font-name-complex="Lohit Devanagari"/>
    </style:style>
    <style:style style:name="T123" style:family="text">
      <style:text-properties style:font-name="Monospace" officeooo:rsid="05eb5155" style:font-name-asian="Noto Sans CJK SC Regular" style:font-name-complex="Lohit Devanagari"/>
    </style:style>
    <style:style style:name="T124" style:family="text">
      <style:text-properties style:font-name="Monospace" fo:font-weight="bold" officeooo:rsid="05db8d7a" style:font-name-asian="Noto Sans CJK SC Regular" style:font-weight-asian="bold" style:font-name-complex="Lohit Devanagari" style:font-weight-complex="bold"/>
    </style:style>
    <style:style style:name="T125" style:family="text">
      <style:text-properties style:font-name="Monospace" fo:font-weight="bold" officeooo:rsid="05e0cd4a" style:font-name-asian="Noto Sans CJK SC Regular" style:font-weight-asian="bold" style:font-name-complex="Lohit Devanagari" style:font-weight-complex="bold"/>
    </style:style>
    <style:style style:name="T126" style:family="text">
      <style:text-properties style:font-name="Monospace" fo:font-weight="bold" officeooo:rsid="05e5d819" style:font-name-asian="Noto Sans CJK SC Regular" style:font-weight-asian="bold" style:font-name-complex="Lohit Devanagari" style:font-weight-complex="bold"/>
    </style:style>
    <style:style style:name="T127" style:family="text">
      <style:text-properties style:font-name="Monospace" fo:font-weight="bold" officeooo:rsid="05e6e7c7" style:font-name-asian="Noto Sans CJK SC Regular" style:font-weight-asian="bold" style:font-name-complex="Lohit Devanagari" style:font-weight-complex="bold"/>
    </style:style>
    <style:style style:name="T128" style:family="text">
      <style:text-properties style:font-name="Monospace" fo:font-weight="bold" officeooo:rsid="05e7d803" style:font-name-asian="Noto Sans CJK SC Regular" style:font-weight-asian="bold" style:font-name-complex="Lohit Devanagari" style:font-weight-complex="bold"/>
    </style:style>
    <style:style style:name="T129" style:family="text">
      <style:text-properties style:font-name="Monospace" fo:font-weight="bold" officeooo:rsid="05eb5155" style:font-name-asian="Noto Sans CJK SC Regular" style:font-weight-asian="bold" style:font-name-complex="Lohit Devanagari" style:font-weight-complex="bold"/>
    </style:style>
    <style:style style:name="T130" style:family="text">
      <style:text-properties style:font-name="Monospace" fo:font-weight="bold" officeooo:rsid="0698a71f" style:font-name-asian="Noto Sans CJK SC Regular" style:font-weight-asian="bold" style:font-name-complex="Lohit Devanagari" style:font-weight-complex="bold"/>
    </style:style>
    <style:style style:name="T131" style:family="text">
      <style:text-properties style:font-name="Monospace" fo:font-weight="bold" officeooo:rsid="069938b7" style:font-name-asian="Noto Sans CJK SC Regular" style:font-weight-asian="bold" style:font-name-complex="Lohit Devanagari" style:font-weight-complex="bold"/>
    </style:style>
    <style:style style:name="T132" style:family="text">
      <style:text-properties style:font-name="Monospace" fo:font-weight="bold" officeooo:rsid="069c7a25" style:font-name-asian="Noto Sans CJK SC Regular" style:font-weight-asian="bold" style:font-name-complex="Lohit Devanagari" style:font-weight-complex="bold"/>
    </style:style>
    <style:style style:name="T133" style:family="text">
      <style:text-properties officeooo:rsid="05e6e7c7"/>
    </style:style>
    <style:style style:name="T134" style:family="text">
      <style:text-properties officeooo:rsid="05e89ba6"/>
    </style:style>
    <style:style style:name="T135" style:family="text">
      <style:text-properties officeooo:rsid="05eb5155"/>
    </style:style>
    <style:style style:name="T136" style:family="text">
      <style:text-properties fo:font-weight="bold" officeooo:rsid="06293ec7"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Source_20_Text"><text:span text:style-name="T130">1.</text:span></text:span><text:span text:style-name="Source_20_Text"><text:span text:style-name="T124">Version</text:span></text:span></text:p>
      <text:p text:style-name="P1"><text:span text:style-name="Source_20_Text"><text:span text:style-name="T115">Spring Framework 5.1, which is the latest, requires jdk 8+ and also offers out-of-the-box support for jdk 11 LTS.</text:span></text:span></text:p>
      <text:p text:style-name="P2"><text:span text:style-name="Source_20_Text"><text:span text:style-name="T116">Also, supports Java EE 8 i.e. Servlet 4, Tomcat 8 and 9, Webspehere 9 and Jboss EAP 7.</text:span></text:span></text:p>
      <text:p text:style-name="P3"><text:span text:style-name="Source_20_Text"><text:span text:style-name="T117">Spring Framework supports Servlet API, JSON Binding API, Bean Validation, JPA, JMS, JTA, Dependency Injection, Common Annotations specifications, among other Java specifications.</text:span></text:span></text:p>
      <text:p text:style-name="P3"><text:span text:style-name="Source_20_Text"><text:span text:style-name="T117"/></text:span></text:p>
      <text:p text:style-name="P4"><text:span text:style-name="Source_20_Text"><text:span text:style-name="T131">2.</text:span></text:span><text:span text:style-name="Source_20_Text"><text:span text:style-name="T125">Design Philosphy</text:span></text:span></text:p>
      <text:p text:style-name="P6"><text:span text:style-name="Source_20_Text"><text:span text:style-name="T2">a.</text:span></text:span><text:span text:style-name="Source_20_Text"><text:span text:style-name="T3">Spring lets you defer design decisions as late as possible. For example, you can switch persistence providers through configuration without changing your code. The same is true for many other infrastructure concerns and integration with third-party APIs</text:span></text:span></text:p>
      <text:p text:style-name="P6"><text:span text:style-name="Source_20_Text"><text:span text:style-name="T3">b.Spring embraces flexibility and is not opinionated about how things should be done. It supports a wide range of application needs with different perspectives.</text:span></text:span></text:p>
      <text:p text:style-name="P6"><text:span text:style-name="Source_20_Text"><text:span text:style-name="T3">c.Maintain strong backward compatibility.</text:span></text:span></text:p>
      <text:p text:style-name="P6"><text:span text:style-name="Source_20_Text"><text:span text:style-name="T3">d.The Spring team puts a lot of thought and time into making APIs that are intuitive and that hold up across many versions and many years.</text:span></text:span></text:p>
      <text:p text:style-name="P6"><text:span text:style-name="Source_20_Text"><text:span text:style-name="T3">e.Set high standards for code quality. The Spring Framework puts a strong emphasis on meaningf</text:span></text:span><text:span text:style-name="Source_20_Text"><text:span text:style-name="T2">ul, current, and accurate javadoc. It is one of very few projects that can claim clean code structure with no circular dependencies between packages.</text:span></text:span></text:p>
      <text:p text:style-name="P6"><text:span text:style-name="Source_20_Text"><text:span text:style-name="T2"/></text:span></text:p>
      <text:p text:style-name="P7"><text:span text:style-name="Source_20_Text"><text:span text:style-name="T91">3.</text:span></text:span><text:span text:style-name="Source_20_Text"><text:span text:style-name="T58">Inversion-of-Control (IoC) a.k.a Dependency Injection (DI)</text:span></text:span></text:p>
      <text:p text:style-name="P8"><text:span text:style-name="Source_20_Text"><text:span text:style-name="T4">IoC is also known as DI.</text:span></text:span></text:p>
      <text:p text:style-name="P8"><text:span text:style-name="Source_20_Text"><text:span text:style-name="T4"/></text:span></text:p>
      <text:p text:style-name="P8"><text:span text:style-name="Source_20_Text"><text:span text:style-name="T4">It is a process whereby objects define their dependencies (that is, the other objects they work with) only through constructor arguments, or </text:span></text:span><text:span text:style-name="Source_20_Text"><text:span text:style-name="T44">through setter</text:span></text:span><text:span text:style-name="Source_20_Text"><text:span text:style-name="T4"> properties.</text:span></text:span></text:p>
      <text:p text:style-name="P8"><text:span text:style-name="Source_20_Text"><text:span text:style-name="T4">The container then injects those dependencies when it creates the bean.</text:span></text:span></text:p>
      <text:p text:style-name="P8"><text:span text:style-name="Source_20_Text"><text:span text:style-name="T4">This process is fundamentally the inverse of the bean itself controlling the instantiation, </text:span></text:span><text:span text:style-name="Source_20_Text"><text:span text:style-name="T45">hence the name Inversion of Control</text:span></text:span><text:span text:style-name="Source_20_Text"><text:span text:style-name="T4">.</text:span></text:span></text:p>
      <text:p text:style-name="P8"><text:span text:style-name="Source_20_Text"><text:span text:style-name="T4"/></text:span></text:p>
      <text:h text:style-name="P16" text:outline-level="2"><text:span text:style-name="Source_20_Text"><text:span text:style-name="T132">4.</text:span></text:span><text:span text:style-name="Source_20_Text"><text:span text:style-name="T126">Bean(s)</text:span></text:span></text:h>
      <text:p text:style-name="P13"><text:span text:style-name="Source_20_Text"><text:span text:style-name="T118">In Spring, the objects that form the backbone of your application and that are managed by the Spring IoC container are called beans.</text:span></text:span></text:p>
      <text:p text:style-name="P13"><text:span text:style-name="Source_20_Text"><text:span text:style-name="T118"/></text:span></text:p>
      <text:p text:style-name="P13"><text:span text:style-name="Source_20_Text"><text:span text:style-name="T118">A bean is an object that is instantiated, assembled, and otherwise managed by a Spring IoC container. Otherwise, a bean is simply one of many objects in your application.</text:span></text:span></text:p>
      <text:p text:style-name="P13"><text:span text:style-name="Source_20_Text"><text:span text:style-name="T118"/></text:span></text:p>
      <text:p text:style-name="P14"><text:span text:style-name="Source_20_Text"><text:span text:style-name="T132">5.</text:span></text:span><text:span text:style-name="Source_20_Text"><text:span text:style-name="T127">Container Overview</text:span></text:span></text:p>
      <text:p text:style-name="P14"><text:span text:style-name="Source_20_Text"><text:span text:style-name="T119">The </text:span></text:span><text:span text:style-name="Source_20_Text"><text:span text:style-name="T133">org.springframework.context.ApplicationContext</text:span></text:span><text:span text:style-name="Source_20_Text"><text:span text:style-name="T119"> interface represents the Spring IoC container and is responsible for instantiating, configuring, and assembling the beans. The container gets its instructions on what objects to instantiate, configure, and assemble by reading configuration metadata. The configuration metadata is represented in XML, Java annotations, or Java code.</text:span></text:span></text:p>
      <text:p text:style-name="P13"><text:span text:style-name="Source_20_Text"><text:span text:style-name="T126"/></text:span></text:p>
      <text:p text:style-name="P15"><text:span text:style-name="Source_20_Text"><text:span text:style-name="T128">Configuration Metadata</text:span></text:span></text:p>
      <text:p text:style-name="P15"><text:span text:style-name="Source_20_Text"><text:span text:style-name="T120">T</text:span></text:span><text:span text:style-name="Source_20_Text"><text:span text:style-name="T121">he Spring IoC container consumes a form of configuration metadata. This configuration metadata represents how you, as an application developer, tell the Spring container to instantiate, configure, and assemble the objects in your application.</text:span></text:span></text:p>
      <text:p text:style-name="P3"><text:soft-page-break/><text:span text:style-name="Source_20_Text"><text:span text:style-name="T1"/></text:span></text:p>
      <text:p text:style-name="P3"><text:span text:style-name="Source_20_Text"><text:span text:style-name="T116">Configuration metadata is traditionally supplied in a simple and intuitive XML format </text:span></text:span><text:span text:style-name="Source_20_Text"><text:span text:style-name="T122">but java-based configuration is now the most popular config mech.</text:span></text:span></text:p>
      <text:p text:style-name="P3"><text:span text:style-name="Source_20_Text"><text:span text:style-name="T122"/></text:span></text:p>
      <text:p text:style-name="P3"><text:span text:style-name="Source_20_Text"><text:span text:style-name="T122">Spring configuration consists of at least one and typically more than one bean definition that the container must manage. XML-based configuration metadata configures these beans as </text:span></text:span><text:span text:style-name="Source_20_Text"><text:span text:style-name="T134">&lt;bean/&gt;</text:span></text:span><text:span text:style-name="Source_20_Text"><text:span text:style-name="T122"> elements inside a top-level </text:span></text:span><text:span text:style-name="Source_20_Text"><text:span text:style-name="T134">&lt;beans/&gt;</text:span></text:span><text:span text:style-name="Source_20_Text"><text:span text:style-name="T122"> element. Java configuration typically uses </text:span></text:span><text:span text:style-name="Source_20_Text"><text:span text:style-name="T134">@Bean</text:span></text:span><text:span text:style-name="Source_20_Text"><text:span text:style-name="T122">-annotated methods within a </text:span></text:span><text:span text:style-name="Source_20_Text"><text:span text:style-name="T134">@Configuration</text:span></text:span><text:span text:style-name="Source_20_Text"><text:span text:style-name="T122"> class.</text:span></text:span></text:p>
      <text:p text:style-name="P3"><text:span text:style-name="Source_20_Text"><text:span text:style-name="T122"/></text:span></text:p>
      <text:p text:style-name="P3"><text:span text:style-name="Source_20_Text"><text:span text:style-name="T122">These bean definitions correspond to the actual objects that make up your application. Typically, you define service layer objects, data access objects (DAOs), presentation objects such as Struts </text:span></text:span><text:span text:style-name="Source_20_Text"><text:span text:style-name="T134">Action</text:span></text:span><text:span text:style-name="Source_20_Text"><text:span text:style-name="T122"> instances, infrastructure objects such as Hibernate </text:span></text:span><text:span text:style-name="Source_20_Text"><text:span text:style-name="T134">SessionFactories</text:span></text:span><text:span text:style-name="Source_20_Text"><text:span text:style-name="T122">, JMS </text:span></text:span><text:span text:style-name="Source_20_Text"><text:span text:style-name="T134">Queues</text:span></text:span><text:span text:style-name="Source_20_Text"><text:span text:style-name="T122">, and so forth.</text:span></text:span></text:p>
      <text:p text:style-name="P3"><text:span text:style-name="Source_20_Text"><text:span text:style-name="T122">Typically, one does not configure fine-grained domain objects in the container, because it is usually the responsibility of DAOs and business logic to create and load domain objects.</text:span></text:span></text:p>
      <text:p text:style-name="P3"><text:span text:style-name="Source_20_Text"><text:span text:style-name="T122"/></text:span></text:p>
      <text:p text:style-name="P5"><text:span text:style-name="Source_20_Text"><text:span text:style-name="T129">Instantiating a Container</text:span></text:span></text:p>
      <text:p text:style-name="P5"><text:span text:style-name="Source_20_Text"><text:span text:style-name="T123">The location path or paths supplied to an </text:span></text:span><text:span text:style-name="Source_20_Text"><text:span text:style-name="T135">ApplicationContext</text:span></text:span><text:span text:style-name="Source_20_Text"><text:span text:style-name="T123"> constructor are resource strings that let the container load configuration metadata from a variety of external resources, such as the local file system, the Java </text:span></text:span><text:span text:style-name="Source_20_Text"><text:span text:style-name="T135">CLASSPATH</text:span></text:span><text:span text:style-name="Source_20_Text"><text:span text:style-name="T123">, and so on.</text:span></text:span></text:p>
      <text:p text:style-name="P5"><text:span text:style-name="Source_20_Text"><text:span text:style-name="T129"/></text:span></text:p>
      <text:p text:style-name="Preformatted_20_Text"><text:span text:style-name="Source_20_Text">ApplicationContext context = new ClassPathXmlApplicationContext("services.xml", "daos.xml");</text:span></text:p>
      <text:p text:style-name="Preformatted_20_Text"><text:span text:style-name="Source_20_Text"/></text:p>
      <text:p text:style-name="P17"><text:span text:style-name="Source_20_Text"><text:span text:style-name="T5">In the above example, you are basically loading 2 config metadata files.</text:span></text:span></text:p>
      <text:p text:style-name="Preformatted_20_Text"><text:span text:style-name="Source_20_Text"><text:span text:style-name="T5"/></text:span></text:p>
      <text:p text:style-name="P18"><text:span text:style-name="Source_20_Text"><text:span text:style-name="T59">Using the Container</text:span></text:span></text:p>
      <text:p text:style-name="P18"><text:span text:style-name="Source_20_Text"><text:span text:style-name="T6">The </text:span></text:span><text:span text:style-name="Source_20_Text"><text:span text:style-name="T107">ApplicationContext</text:span></text:span><text:span text:style-name="Source_20_Text"><text:span text:style-name="T6"> is the interface for an advanced factory capable of maintaining a registry of different beans and their dependencies.</text:span></text:span></text:p>
      <text:p text:style-name="P18"><text:span text:style-name="Source_20_Text"><text:span text:style-name="T6">By using the method </text:span></text:span><text:span text:style-name="Source_20_Text"><text:span text:style-name="T107">T getBean(String name, Class&lt;T&gt; requiredType)</text:span></text:span><text:span text:style-name="Source_20_Text"><text:span text:style-name="T6">, you can retrieve instances of your beans.</text:span></text:span></text:p>
      <text:p text:style-name="P18"><text:span text:style-name="Source_20_Text"><text:span text:style-name="T6"/></text:span></text:p>
      <text:p text:style-name="P18"><text:span text:style-name="Source_20_Text"><text:span text:style-name="T6">The </text:span></text:span><text:span text:style-name="Source_20_Text"><text:span text:style-name="T107">ApplicationContext</text:span></text:span><text:span text:style-name="Source_20_Text"><text:span text:style-name="T6"> lets you read bean definitions and access them, as the following example shows:</text:span></text:span></text:p>
      <text:p text:style-name="P18"><text:span text:style-name="Source_20_Text"><text:span text:style-name="T6"/></text:span></text:p>
      <text:p text:style-name="Preformatted_20_Text"><text:span text:style-name="Source_20_Text">// create and configure beans</text:span></text:p>
      <text:p text:style-name="Preformatted_20_Text"><text:span text:style-name="Source_20_Text">ApplicationContext context = new ClassPathXmlApplicationContext("services.xml", "daos.xml");</text:span></text:p>
      <text:p text:style-name="Preformatted_20_Text"/>
      <text:p text:style-name="Preformatted_20_Text"><text:span text:style-name="Source_20_Text">// retrieve configured instance</text:span></text:p>
      <text:p text:style-name="Preformatted_20_Text"><text:span text:style-name="Source_20_Text">PetStoreService service = context.getBean("petStore", PetStoreService.class);</text:span></text:p>
      <text:p text:style-name="Preformatted_20_Text"/>
      <text:p text:style-name="Preformatted_20_Text"><text:span text:style-name="Source_20_Text">// use configured instance</text:span></text:p>
      <text:p text:style-name="P56"><text:span text:style-name="Source_20_Text">List&lt;String&gt; userList = service.getUsernameList();</text:span></text:p>
      <text:p text:style-name="P18"><text:span text:style-name="Source_20_Text"><text:span text:style-name="T6">The </text:span></text:span><text:span text:style-name="Source_20_Text"><text:span text:style-name="T107">ApplicationContext</text:span></text:span><text:span text:style-name="Source_20_Text"><text:span text:style-name="T6"> interface has a few other methods for retrieving beans, but, ideally, your application code should never use them. Indeed, your application code should have no calls to the </text:span></text:span><text:span text:style-name="Source_20_Text"><text:span text:style-name="T107">getBean()</text:span></text:span><text:span text:style-name="Source_20_Text"><text:span text:style-name="T6"> method at all and thus have no dependency on Spring APIs at all. </text:span></text:span></text:p>
      <text:p text:style-name="P18"><text:span text:style-name="Source_20_Text"><text:span text:style-name="T6"/></text:span></text:p>
      <text:p text:style-name="P19"><text:span text:style-name="Source_20_Text"><text:span text:style-name="T60">Bean Overview</text:span></text:span></text:p>
      <text:p text:style-name="P19"><text:soft-page-break/><text:span text:style-name="Source_20_Text"><text:span text:style-name="T7">A Spring IoC container manages one or more beans. These beans are created with the configuration metadata that you supply to the container (for example, in the form of XML </text:span></text:span><text:span text:style-name="Source_20_Text"><text:span text:style-name="T108">&lt;bean/&gt;</text:span></text:span><text:span text:style-name="Source_20_Text"><text:span text:style-name="T7"> definitions).</text:span></text:span></text:p>
      <text:p text:style-name="P19"><text:span text:style-name="Source_20_Text"><text:span text:style-name="T7"/></text:span></text:p>
      <text:p text:style-name="P19"><text:span text:style-name="Source_20_Text"><text:span text:style-name="T7">Within the container itself, these bean definitions are represented as </text:span></text:span><text:span text:style-name="Source_20_Text"><text:span text:style-name="T108">BeanDefinition</text:span></text:span><text:span text:style-name="Source_20_Text"><text:span text:style-name="T7"> objects, which contain (among other information) the following metadata:</text:span></text:span></text:p>
      <text:p text:style-name="P20"><text:span text:style-name="Source_20_Text"><text:span text:style-name="T8">fully-qualified class name, name, scope, constructor args, properties, autowiring mode, lazy initialization mode, initialization method, destruction method.</text:span></text:span></text:p>
      <text:p text:style-name="P20"><text:span text:style-name="Source_20_Text"><text:span text:style-name="T8"/></text:span></text:p>
      <text:p text:style-name="P21"><text:span text:style-name="Source_20_Text"><text:span text:style-name="T61">Naming Beans</text:span></text:span></text:p>
      <text:p text:style-name="P21"><text:span text:style-name="Source_20_Text"><text:span text:style-name="T9">In XML-based configuration metadata, you use the </text:span></text:span><text:span text:style-name="Source_20_Text"><text:span text:style-name="T109">id</text:span></text:span><text:span text:style-name="Source_20_Text"><text:span text:style-name="T9"> attribute, the </text:span></text:span><text:span text:style-name="Source_20_Text"><text:span text:style-name="T109">name</text:span></text:span><text:span text:style-name="Source_20_Text"><text:span text:style-name="T9"> attribute, or both to specify the bean identifiers. The </text:span></text:span><text:span text:style-name="Source_20_Text"><text:span text:style-name="T109">id</text:span></text:span><text:span text:style-name="Source_20_Text"><text:span text:style-name="T9"> attribute lets you specify exactly one id. Conventionally, these names are alphanumeric ('myBean', 'someService', etc.), but they can contain special characters as well.</text:span></text:span></text:p>
      <text:p text:style-name="P21"><text:span text:style-name="Source_20_Text"><text:span text:style-name="T61"/></text:span></text:p>
      <text:p text:style-name="P21"><text:span text:style-name="Source_20_Text"><text:span text:style-name="T9">The convention is to use the standard Java convention for instance field names when naming beans. That is, bean names start with a lowercase letter and are camel-cased from there. Examples of such names include </text:span></text:span><text:span text:style-name="Source_20_Text"><text:span text:style-name="T109">accountManager</text:span></text:span><text:span text:style-name="Source_20_Text"><text:span text:style-name="T9">, </text:span></text:span><text:span text:style-name="Source_20_Text"><text:span text:style-name="T109">accountService</text:span></text:span><text:span text:style-name="Source_20_Text"><text:span text:style-name="T9">, </text:span></text:span><text:span text:style-name="Source_20_Text"><text:span text:style-name="T109">userDao</text:span></text:span><text:span text:style-name="Source_20_Text"><text:span text:style-name="T9">, </text:span></text:span><text:span text:style-name="Source_20_Text"><text:span text:style-name="T109">loginController</text:span></text:span><text:span text:style-name="Source_20_Text"><text:span text:style-name="T9">, and so forth.</text:span></text:span></text:p>
      <text:p text:style-name="P21"><text:span text:style-name="Source_20_Text"><text:span text:style-name="T61"/></text:span></text:p>
      <text:p text:style-name="P21"><text:span text:style-name="Source_20_Text"><text:span text:style-name="T9">With component scanning in the classpath, Spring generates bean names for unnamed components, following the rules described earlier: essentially, taking the simple class name and turning its initial character to lower-case.</text:span></text:span></text:p>
      <text:p text:style-name="P21"><text:span text:style-name="Source_20_Text"><text:span text:style-name="T61"/></text:span></text:p>
      <text:p text:style-name="P22"><text:span text:style-name="Source_20_Text"><text:span text:style-name="T62">Instantiating Beans</text:span></text:span></text:p>
      <text:p text:style-name="P22"><text:span text:style-name="Source_20_Text"><text:span text:style-name="T10">A bean definition is essentially a recipe for creating one or more objects. The container looks at the recipe for a named bean when asked and uses the configuration metadata encapsulated by that bean definition to create (or acquire) an actual object.</text:span></text:span></text:p>
      <text:p text:style-name="P22"><text:span text:style-name="Source_20_Text"><text:span text:style-name="T10"/></text:span></text:p>
      <text:p text:style-name="P22"><text:span text:style-name="Source_20_Text"><text:span text:style-name="T10">If you use XML-based configuration metadata, you specify the type (or class) of object that is to be instantiated in the </text:span></text:span><text:span text:style-name="Source_20_Text"><text:span text:style-name="T110">class</text:span></text:span><text:span text:style-name="Source_20_Text"><text:span text:style-name="T10"> attribute of the </text:span></text:span><text:span text:style-name="Source_20_Text"><text:span text:style-name="T110">&lt;bean/&gt;</text:span></text:span><text:span text:style-name="Source_20_Text"><text:span text:style-name="T10"> element. This </text:span></text:span><text:span text:style-name="Source_20_Text"><text:span text:style-name="T110">class</text:span></text:span><text:span text:style-name="Source_20_Text"><text:span text:style-name="T10"> attribute (which, internally, is a </text:span></text:span><text:span text:style-name="Source_20_Text"><text:span text:style-name="T110">Class</text:span></text:span><text:span text:style-name="Source_20_Text"><text:span text:style-name="T10"> property on a </text:span></text:span><text:span text:style-name="Source_20_Text"><text:span text:style-name="T110">BeanDefinition</text:span></text:span><text:span text:style-name="Source_20_Text"><text:span text:style-name="T10"> instance) is usually mandatory.</text:span></text:span></text:p>
      <text:p text:style-name="P22"><text:span text:style-name="Source_20_Text"><text:span text:style-name="T10"/></text:span></text:p>
      <text:p text:style-name="P23"><text:span text:style-name="Source_20_Text"><text:span text:style-name="T92">6.</text:span></text:span><text:span text:style-name="Source_20_Text"><text:span text:style-name="T63">Dependency Injection</text:span></text:span></text:p>
      <text:p text:style-name="P53"><text:span text:style-name="Source_20_Text"><text:span text:style-name="T11">Dependency Injection is a way of injecting the dependencies into your class. Your class declares it’s dependencies (e.g. via a constructor parameter </text:span></text:span><text:span text:style-name="Source_20_Text"><text:span text:style-name="T36">or thorugh a setter arugment</text:span></text:span><text:span text:style-name="Source_20_Text"><text:span text:style-name="T11">) and whoever is using your class can provide those dependencies. This way we don’t hard-code dependencies into our classes and our codebase is a lot more flexible.</text:span></text:span></text:p>
      <text:p text:style-name="P53"><text:span text:style-name="Source_20_Text"><text:span text:style-name="T11"/></text:span></text:p>
      <text:p text:style-name="P54"><text:span text:style-name="Source_20_Text"><text:span text:style-name="T38">And </text:span></text:span><text:span text:style-name="Source_20_Text"><text:span text:style-name="T37">In Spring </text:span></text:span><text:span text:style-name="Source_20_Text"><text:span text:style-name="T38">also</text:span></text:span><text:span text:style-name="Source_20_Text"><text:span text:style-name="T37">, </text:span></text:span><text:span text:style-name="Source_20_Text"><text:span text:style-name="T11">Dependency injection (DI) is a process whereby objects define their dependencies (that is, the other objects with which they work) only through constructor arguments or </text:span></text:span><text:span text:style-name="Source_20_Text"><text:span text:style-name="T39">through setter </text:span></text:span><text:span text:style-name="Source_20_Text"><text:span text:style-name="T11">properties. </text:span></text:span><text:span text:style-name="Source_20_Text"><text:span text:style-name="T40">And t</text:span></text:span><text:span text:style-name="Source_20_Text"><text:span text:style-name="T11">he container then injects th</text:span></text:span><text:span text:style-name="Source_20_Text"><text:span text:style-name="T41">e</text:span></text:span><text:span text:style-name="Source_20_Text"><text:span text:style-name="T11">se dependencies when it creates the bean. </text:span></text:span></text:p>
      <text:p text:style-name="P54"><text:span text:style-name="Source_20_Text"><text:span text:style-name="T11"/></text:span></text:p>
      <text:p text:style-name="P23"><text:span text:style-name="Source_20_Text"><text:span text:style-name="T11">Code is cleaner with the DI principle, and decoupling is more effective when objects are provided with their dependencies. The object does not look up its dependencies and does not know the location or class of the dependencies. As a result, your classes become easier to test, particularly when the dependencies are on interfaces or abstract base </text:span></text:span><text:soft-page-break/><text:span text:style-name="Source_20_Text"><text:span text:style-name="T11">classes, which allow for stub or mock implementations to be used in unit tests.</text:span></text:span></text:p>
      <text:p text:style-name="P23"><text:span text:style-name="Source_20_Text"><text:span text:style-name="T11"/></text:span></text:p>
      <text:p text:style-name="P51"><text:span text:style-name="Source_20_Text"><text:span text:style-name="T32">Dependency injection can be applied as a discipline, one that asks that all objects separate construction and behavior. Relying on a DI framework to perform construction can lead to forbidding the use of the new keyword, or, less strictly, only allowing direct construction of value objects.</text:span></text:span></text:p>
      <text:p text:style-name="P51"><text:span text:style-name="Source_20_Text"><text:span text:style-name="T32"/></text:span></text:p>
      <text:p text:style-name="P51"><text:span text:style-name="Source_20_Text"><text:span text:style-name="T32">Inversion of control (IoC) is more general than DI. Put simply, IoC means letting other code call you rather than insisting on doing the calling. An example of IoC without DI is the template method pattern. Here, polymorphism is achieved through subclassing, that is, inheritance.</text:span></text:span></text:p>
      <text:p text:style-name="P51"><text:span text:style-name="Source_20_Text"><text:span text:style-name="T32">Dependency injection implements IoC through composition so is often identical to that of the strategy pattern, but while the strategy pattern is intended for dependencies to be interchangeable throughout an object's lifetime, in dependency injection it may be that only a single instance of a dependency is used. This still achieves polymorphism, but through delegation and composition.</text:span></text:span></text:p>
      <text:p text:style-name="P51"><text:span text:style-name="Source_20_Text"><text:span text:style-name="T78"/></text:span></text:p>
      <text:p text:style-name="P51"><text:span text:style-name="Source_20_Text"><text:span text:style-name="T32">When class A uses some functionality of class B, then its said that class A has a dependency of class B.</text:span></text:span></text:p>
      <text:p text:style-name="P51"><text:span text:style-name="Source_20_Text"><text:span text:style-name="T32">In Java, before we can use methods of other classes, we first need to create the object of that class (i.e. class A needs to create an instance of class B).</text:span></text:span></text:p>
      <text:p text:style-name="P51"><text:span text:style-name="Source_20_Text"><text:span text:style-name="T32">So, transferring the task of creating the object to someone else and directly using the dependency is called dependency injection.</text:span></text:span></text:p>
      <text:p text:style-name="P51"><text:span text:style-name="Source_20_Text"><text:span text:style-name="T11"/></text:span></text:p>
      <text:p text:style-name="P52"><text:span text:style-name="Source_20_Text"><text:span text:style-name="T35">Inversion of control is the concept behind DI and is the fifth principle of S.O.L.I.D.</text:span></text:span></text:p>
      <text:p text:style-name="P52"><text:span text:style-name="Source_20_Text"><text:span text:style-name="T35"/></text:span></text:p>
      <text:p text:style-name="P49"><text:span text:style-name="Source_20_Text"><text:span text:style-name="T79">Explain</text:span></text:span><text:span text:style-name="Source_20_Text"><text:span text:style-name="T85">ing</text:span></text:span><text:span text:style-name="Source_20_Text"><text:span text:style-name="T79"> Dependency Injection to a five-year-old.</text:span></text:span></text:p>
      <text:p text:style-name="P12"><text:span text:style-name="Source_20_Text"><text:span text:style-name="T31">When you go and get things out of the refrigerator for yourself, you can cause problems. You might leave the door open, you might get something Mommy or Daddy doesn't want you to have. You might even be looking for something we don't even have or which has expired. </text:span></text:span></text:p>
      <text:p text:style-name="P12"><text:span text:style-name="Source_20_Text"><text:span text:style-name="T31">What you should be doing is stating a need, "I need something to drink with lunch," and then we will make sure you have something when you sit down to eat.</text:span></text:span></text:p>
      <text:p text:style-name="P49"><text:span text:style-name="Source_20_Text"><text:span text:style-name="T80"/></text:span></text:p>
      <text:p text:style-name="P49"><text:span text:style-name="Source_20_Text"><text:span text:style-name="T83">S</text:span></text:span><text:span text:style-name="Source_20_Text"><text:span text:style-name="T80">ome DI frameworks</text:span></text:span></text:p>
      <text:p text:style-name="P49"><text:span text:style-name="Source_20_Text"><text:span text:style-name="T31">Application frameworks such Spring, Guice, Play framework, Salta, Glassfish HK2, Dagger, and Managed Extensibility Framework (MEF) support dependency injection but are not required to do dependency injection.</text:span></text:span></text:p>
      <text:p text:style-name="P49"><text:span text:style-name="Source_20_Text"><text:span text:style-name="T78"/></text:span></text:p>
      <text:p text:style-name="P49"><text:span text:style-name="Source_20_Text"><text:span text:style-name="T82">Some</text:span></text:span><text:span text:style-name="Source_20_Text"><text:span text:style-name="T81"> problems </text:span></text:span><text:span text:style-name="Source_20_Text"><text:span text:style-name="T84">that</text:span></text:span><text:span text:style-name="Source_20_Text"><text:span text:style-name="T81"> the DI pattern solve and it’s intent</text:span></text:span></text:p>
      <text:p text:style-name="P49"><text:span text:style-name="Source_20_Text"><text:span text:style-name="T32">The Dependency Injection design pattern solves problems like:</text:span></text:span></text:p>
      <text:p text:style-name="P49"><text:span text:style-name="Source_20_Text"><text:span text:style-name="T33">a.</text:span></text:span><text:span text:style-name="Source_20_Text"><text:span text:style-name="T32">How can an application or class be independent of how its objects are created?</text:span></text:span></text:p>
      <text:p text:style-name="P49"><text:span text:style-name="Source_20_Text"><text:span text:style-name="T33">b.</text:span></text:span><text:span text:style-name="Source_20_Text"><text:span text:style-name="T32">How can the way objects are created be specified in separate configuration files?</text:span></text:span></text:p>
      <text:p text:style-name="P49"><text:span text:style-name="Source_20_Text"><text:span text:style-name="T33">c.</text:span></text:span><text:span text:style-name="Source_20_Text"><text:span text:style-name="T32">How can an application support different configurations?</text:span></text:span></text:p>
      <text:p text:style-name="P49"><text:span text:style-name="Source_20_Text"><text:span text:style-name="T32"/></text:span></text:p>
      <text:p text:style-name="P50"><text:span text:style-name="Source_20_Text"><text:span text:style-name="T86">Some Advantages </text:span></text:span><text:span text:style-name="Source_20_Text"><text:span text:style-name="T87">of DI</text:span></text:span><text:span text:style-name="Source_20_Text"><text:span text:style-name="T86">:</text:span></text:span></text:p>
      <text:p text:style-name="P55"><text:soft-page-break/><text:span text:style-name="Source_20_Text"><text:span text:style-name="T34">a.</text:span></text:span><text:span text:style-name="Source_20_Text"><text:span text:style-name="T42">In Dependency Injection we code to an interface and hence the class/client is never fully tied to one particular implementation of the interface, which encourages loose-coupling. Becuase of which, in future, if there are any new implementations of the interface or removal of some, it will be very easy to proceed without making any changes to the class/client.</text:span></text:span></text:p>
      <text:p text:style-name="P50"><text:span text:style-name="Source_20_Text"><text:span text:style-name="T34">b.</text:span></text:span><text:span text:style-name="Source_20_Text"><text:span text:style-name="T42">And since we code to the interface in DI, it becomes very easy to unit <text:s/>test a certain method/functionality w/o ever having to use the real downstream implementation classess which will otherwise be called in the natural flow of the application. </text:span></text:span><text:span text:style-name="Source_20_Text"><text:span text:style-name="T43">We can simply mock the implementations of the interface and create these mock objects to carry on with our unit test.</text:span></text:span></text:p>
      <text:p text:style-name="P50"><text:span text:style-name="Source_20_Text"><text:span text:style-name="T34"/></text:span></text:p>
      <text:p text:style-name="P50"><text:span text:style-name="Source_20_Text"><text:span text:style-name="T86">Some Disadvantages </text:span></text:span><text:span text:style-name="Source_20_Text"><text:span text:style-name="T87">of DI</text:span></text:span><text:span text:style-name="Source_20_Text"><text:span text:style-name="T86">:</text:span></text:span></text:p>
      <text:p text:style-name="P50"><text:span text:style-name="Source_20_Text"><text:span text:style-name="T34">a.Dependency injection can make code difficult to trace (read) because it separates behavior from construction. This means developers must refer to more files to follow how a system performs.</text:span></text:span></text:p>
      <text:p text:style-name="P50"><text:span text:style-name="Source_20_Text"><text:span text:style-name="T34">b.Many compile time errors are pushed to run-time.</text:span></text:span></text:p>
      <text:p text:style-name="P50"><text:span text:style-name="Source_20_Text"><text:span text:style-name="T34"/></text:span></text:p>
      <text:p text:style-name="P23"><text:span text:style-name="Source_20_Text"><text:span text:style-name="T63">There are basically three types of dependency injection:</text:span></text:span></text:p>
      <text:p text:style-name="P23"><text:span text:style-name="Source_20_Text"><text:span text:style-name="T11">a.constructor injection: the dependencies are provided through a class constructor.</text:span></text:span></text:p>
      <text:p text:style-name="P23"><text:span text:style-name="Source_20_Text"><text:span text:style-name="T11">b.setter injection: the client exposes a setter method that the injector uses to inject the dependency.</text:span></text:span></text:p>
      <text:p text:style-name="P23"><text:span text:style-name="Source_20_Text"><text:span text:style-name="T11"/></text:span></text:p>
      <text:p text:style-name="P24"><text:span text:style-name="Source_20_Text"><text:span text:style-name="T64">Constructor-based Dependency Injection</text:span></text:span></text:p>
      <text:p text:style-name="P24"><text:span text:style-name="Source_20_Text"><text:span text:style-name="T12">Constructor-based DI is accomplished by the container invoking a constructor with a number of arguments, each representing a dependency</text:span></text:span><text:span text:style-name="Source_20_Text"><text:span text:style-name="T64">.</text:span></text:span></text:p>
      <text:p text:style-name="P24"><text:span text:style-name="Source_20_Text"><text:span text:style-name="T64"/></text:span></text:p>
      <text:p text:style-name="P24"><text:span text:style-name="Source_20_Text"><text:span text:style-name="T12">The following example shows a class that can only be dependency-injected with constructor injection:</text:span></text:span></text:p>
      <text:p text:style-name="P24"><text:span text:style-name="Source_20_Text"><text:span text:style-name="T64"/></text:span></text:p>
      <text:p text:style-name="Preformatted_20_Text"><text:span text:style-name="Source_20_Text">public class SimpleMovieLister {</text:span></text:p>
      <text:p text:style-name="Preformatted_20_Text"/>
      <text:p text:style-name="Preformatted_20_Text"><text:span text:style-name="Source_20_Text"><text:s text:c="4"/>// the SimpleMovieLister has a dependency on a MovieFinder</text:span></text:p>
      <text:p text:style-name="Preformatted_20_Text"><text:span text:style-name="Source_20_Text"><text:s text:c="4"/>private MovieFinder movieFinder;</text:span></text:p>
      <text:p text:style-name="Preformatted_20_Text"/>
      <text:p text:style-name="Preformatted_20_Text"><text:span text:style-name="Source_20_Text"><text:s text:c="4"/>// a constructor so that the Spring container can inject a MovieFinder</text:span></text:p>
      <text:p text:style-name="Preformatted_20_Text"><text:span text:style-name="Source_20_Text"><text:s text:c="4"/>public SimpleMovieLister(MovieFinder movieFinder) {</text:span></text:p>
      <text:p text:style-name="Preformatted_20_Text"><text:span text:style-name="Source_20_Text"><text:s text:c="8"/>this.movieFinder = movieFinder;</text:span></text:p>
      <text:p text:style-name="Preformatted_20_Text"><text:span text:style-name="Source_20_Text"><text:s text:c="4"/>}</text:span></text:p>
      <text:p text:style-name="Preformatted_20_Text"/>
      <text:p text:style-name="Preformatted_20_Text"><text:span text:style-name="Source_20_Text"><text:s text:c="4"/>// business logic that actually uses the injected MovieFinder is omitted...</text:span></text:p>
      <text:p text:style-name="P56"><text:span text:style-name="Source_20_Text">}</text:span></text:p>
      <text:p text:style-name="P25"><text:span text:style-name="Source_20_Text"><text:span text:style-name="T65">Setter-Based Dependency Injection</text:span></text:span></text:p>
      <text:p text:style-name="P25"><text:span text:style-name="Source_20_Text"><text:span text:style-name="T13">Setter-based DI is accomplished by the container calling setter methods on your beans after invoking a no-argument constructor or a no-argument </text:span></text:span><text:span text:style-name="Source_20_Text"><text:span text:style-name="T111">static</text:span></text:span><text:span text:style-name="Source_20_Text"><text:span text:style-name="T13"> factory method to instantiate your bean.</text:span></text:span></text:p>
      <text:p text:style-name="P25"><text:span text:style-name="Source_20_Text"><text:span text:style-name="T13"/></text:span></text:p>
      <text:p text:style-name="P25"><text:span text:style-name="Source_20_Text"><text:span text:style-name="T13">The following example shows a class that can only be dependency-injected by using pure setter injection.</text:span></text:span></text:p>
      <text:p text:style-name="P25"><text:span text:style-name="Source_20_Text"><text:span text:style-name="T13"/></text:span></text:p>
      <text:p text:style-name="Preformatted_20_Text"><text:span text:style-name="Source_20_Text">public class SimpleMovieLister {</text:span></text:p>
      <text:p text:style-name="Preformatted_20_Text"/>
      <text:p text:style-name="Preformatted_20_Text"><text:span text:style-name="Source_20_Text"><text:s text:c="4"/>// the SimpleMovieLister has a dependency on the MovieFinder</text:span></text:p>
      <text:p text:style-name="Preformatted_20_Text"><text:span text:style-name="Source_20_Text"><text:s text:c="4"/>private MovieFinder movieFinder;</text:span></text:p>
      <text:p text:style-name="Preformatted_20_Text"/>
      <text:p text:style-name="Preformatted_20_Text"><text:span text:style-name="Source_20_Text"><text:s text:c="4"/>// a setter method so that the Spring container can inject a MovieFinder</text:span></text:p>
      <text:p text:style-name="Preformatted_20_Text"><text:soft-page-break/><text:span text:style-name="Source_20_Text"><text:s text:c="4"/>public void setMovieFinder(MovieFinder movieFinder) {</text:span></text:p>
      <text:p text:style-name="Preformatted_20_Text"><text:span text:style-name="Source_20_Text"><text:s text:c="8"/>this.movieFinder = movieFinder;</text:span></text:p>
      <text:p text:style-name="Preformatted_20_Text"><text:span text:style-name="Source_20_Text"><text:s text:c="4"/>}</text:span></text:p>
      <text:p text:style-name="Preformatted_20_Text"/>
      <text:p text:style-name="Preformatted_20_Text"><text:span text:style-name="Source_20_Text"><text:s text:c="4"/>// business logic that actually uses the injected MovieFinder is omitted...</text:span></text:p>
      <text:p text:style-name="P56"><text:span text:style-name="Source_20_Text">}</text:span></text:p>
      <text:p text:style-name="P25"><text:span text:style-name="Source_20_Text"><text:span text:style-name="T13">The </text:span></text:span><text:span text:style-name="Source_20_Text"><text:span text:style-name="T111">ApplicationContext</text:span></text:span><text:span text:style-name="Source_20_Text"><text:span text:style-name="T13"> supports constructor-based and setter-based DI for the beans it manages.</text:span></text:span></text:p>
      <text:p text:style-name="P25"><text:span text:style-name="Source_20_Text"><text:span text:style-name="T13"/></text:span></text:p>
      <text:p text:style-name="P26"><text:span text:style-name="Source_20_Text"><text:span text:style-name="T66">Constructor-based or Setter-based DI?</text:span></text:span></text:p>
      <text:p text:style-name="P26"><text:span text:style-name="Source_20_Text"><text:span text:style-name="T14">The Spring team generally advocates constructor injection, as it lets you implement application components as immutable objects and ensures that required dependencies are not </text:span></text:span><text:span text:style-name="Source_20_Text"><text:span text:style-name="T112">null</text:span></text:span><text:span text:style-name="Source_20_Text"><text:span text:style-name="T14">. Furthermore, constructor-injected components are always returned to the client (calling) code in a fully initialized state. As a side note, a large number of constructor arguments is a bad code smell, implying that the class likely has too many responsibilities and should be refactored to better address proper separation of concerns.</text:span></text:span></text:p>
      <text:p text:style-name="P26"><text:span text:style-name="Source_20_Text"><text:span text:style-name="T14"/></text:span></text:p>
      <text:p text:style-name="P26"><text:span text:style-name="Source_20_Text"><text:span text:style-name="T14">Setter injection should primarily only be used for optional dependencies that can be assigned reasonable default values within the class.</text:span></text:span></text:p>
      <text:p text:style-name="P26"><text:span text:style-name="Source_20_Text"><text:span text:style-name="T14"/></text:span></text:p>
      <text:p text:style-name="P26"><text:span text:style-name="Source_20_Text"><text:span text:style-name="T14">Use the DI style that makes the most sense for a particular class. Sometimes, when dealing with third-party classes for which you do not have the source, the choice is made for you. For example, if a third-party class does not expose any setter methods, then constructor injection may be the only available form of DI.</text:span></text:span></text:p>
      <text:p text:style-name="P26"><text:span text:style-name="Source_20_Text"><text:span text:style-name="T14"/></text:span></text:p>
      <text:p text:style-name="P27"><text:span text:style-name="Source_20_Text"><text:span text:style-name="T67">Circular Dependencies</text:span></text:span></text:p>
      <text:p text:style-name="P10"><text:span text:style-name="Source_20_Text"><text:span text:style-name="T15">If you use predominantly constructor injection, it is possible to create an unresolvable circular dependency scenario.</text:span></text:span></text:p>
      <text:p text:style-name="P9"><text:span text:style-name="Source_20_Text"><text:span text:style-name="T14">For example: Class A requires an instance of class B through constructor injection, and class B requires an instance of class A through constructor injection. If you configure beans for classes A and B to be injected into each other, the Spring IoC container detects this circular reference at runtime, and throws a BeanCurrentlyInCreationException.</text:span></text:span></text:p>
      <text:p text:style-name="P9"><text:span text:style-name="Source_20_Text"><text:span text:style-name="T14">One possible solution is to edit the source code of some classes to be configured by setters rather than constructors. Alternatively, avoid constructor injection and use setter injection only. In other words, although it is not recommended, you can configure circular dependencies with setter injection.</text:span></text:span></text:p>
      <text:p text:style-name="P28"><text:span text:style-name="Source_20_Text"><text:span text:style-name="T93">7.</text:span></text:span><text:span text:style-name="Source_20_Text"><text:span text:style-name="T68">Lazy-initialized Beans</text:span></text:span></text:p>
      <text:p text:style-name="P28"><text:span text:style-name="Source_20_Text"><text:span text:style-name="T113">ApplicationContext</text:span></text:span><text:span text:style-name="Source_20_Text"><text:span text:style-name="T16"> implementations eagerly create and configure all </text:span></text:span><text:a xlink:type="simple" xlink:href="https://docs.spring.io/spring/docs/current/spring-framework-reference/core.html#beans-factory-scopes-singleton" text:style-name="Internet_20_link" text:visited-style-name="Visited_20_Internet_20_Link"><text:span text:style-name="Source_20_Text">singleton</text:span></text:a><text:span text:style-name="Source_20_Text"><text:span text:style-name="T16"> beans as part of the initialization process. Generally, this pre-instantiation is desirable, because errors in the configuration or surrounding environment are discovered immediately, as opposed to hours or even days later. When this behavior is not desirable, you can prevent pre-instantiation of a singleton bean by marking the bean definition as being lazy-initialized. A lazy-initialized bean tells the IoC container to create a bean instance when it is first requested, rather than at startup.</text:span></text:span></text:p>
      <text:p text:style-name="P28"><text:span text:style-name="Source_20_Text"><text:span text:style-name="T16"/></text:span></text:p>
      <text:p text:style-name="P28"><text:span text:style-name="Source_20_Text"><text:span text:style-name="T16">However, when a lazy-initialized bean is a dependency of a singleton bean that is not lazy-initialized, the </text:span></text:span><text:span text:style-name="Source_20_Text"><text:span text:style-name="T113">ApplicationContext</text:span></text:span><text:span text:style-name="Source_20_Text"><text:span text:style-name="T16"> creates the lazy-initialized bean at startup, because it must satisfy the </text:span></text:span><text:soft-page-break/><text:span text:style-name="Source_20_Text"><text:span text:style-name="T16">singleton’s dependencies. The lazy-initialized bean is injected into a singleton bean elsewhere that is not lazy-initialized.</text:span></text:span></text:p>
      <text:p text:style-name="P28"><text:span text:style-name="Source_20_Text"><text:span text:style-name="T16"/></text:span></text:p>
      <text:p text:style-name="P29"><text:span text:style-name="Source_20_Text"><text:span text:style-name="T93">8.</text:span></text:span><text:span text:style-name="Source_20_Text"><text:span text:style-name="T69">Bean Scopes</text:span></text:span></text:p>
      <text:p text:style-name="P30"><text:span text:style-name="Source_20_Text"><text:span text:style-name="T17">Bean Scopes define the scope of the object created from a particular bean definition.</text:span></text:span></text:p>
      <text:p text:style-name="P30"><text:span text:style-name="Source_20_Text"><text:span text:style-name="T17">Spring farmework supports six scopes, four of which are available only if you use a web-aware ApplicationContext. You can also create custom scopes.</text:span></text:span></text:p>
      <text:p text:style-name="P31"><text:span text:style-name="Source_20_Text"><text:span text:style-name="T18">Scopes: singleton, prototype, request, session, application, websocket.</text:span></text:span></text:p>
      <text:p text:style-name="P31"><text:span text:style-name="Source_20_Text"><text:span text:style-name="T18"/></text:span></text:p>
      <text:p text:style-name="P31"><text:span text:style-name="Source_20_Text"><text:span text:style-name="T18">Except for singleton (which is the default scope) and prototype, every other scope is available only if we use a web-aware ApplicationContext.</text:span></text:span></text:p>
      <text:p text:style-name="P31"><text:span text:style-name="Source_20_Text"><text:span text:style-name="T18"/></text:span></text:p>
      <text:p text:style-name="P32"><text:span text:style-name="Source_20_Text"><text:span text:style-name="T19">In Singleton Scope, one instance of a singleton bean is created per container. That is, whenever a request for a singleton bean comes in, the already created instance of the bean is returned everytime.</text:span></text:span></text:p>
      <text:p text:style-name="P32"><text:span text:style-name="Source_20_Text"><text:span text:style-name="T19"/></text:span></text:p>
      <text:p text:style-name="P33"><text:span text:style-name="Source_20_Text"><text:span text:style-name="T114">I am not able to exactly understand the difference between the singleton bean scope vs the GoF’s singleton pattern.</text:span></text:span></text:p>
      <text:p text:style-name="P32"><text:span text:style-name="Source_20_Text"><text:span text:style-name="T19"/></text:span></text:p>
      <text:p text:style-name="P33"><text:span text:style-name="Source_20_Text"><text:span text:style-name="T20">In Prototype Scope, </text:span></text:span><text:span text:style-name="Source_20_Text"><text:span text:style-name="T21">a new bean instance is created every time a request for that specific bean is made.</text:span></text:span></text:p>
      <text:p text:style-name="P33"><text:span text:style-name="Source_20_Text"><text:span text:style-name="T21"/></text:span></text:p>
      <text:p text:style-name="P34"><text:span text:style-name="Source_20_Text"><text:span text:style-name="T21">As a rule, you should use the prototype scope for all stateful beans and singleton scope for stateless beans.</text:span></text:span></text:p>
      <text:p text:style-name="P34"><text:span text:style-name="Source_20_Text"><text:span text:style-name="T21"/></text:span></text:p>
      <text:p text:style-name="P35"><text:span text:style-name="Source_20_Text"><text:span text:style-name="T22">Not going into the details of other bean scopes.</text:span></text:span></text:p>
      <text:p text:style-name="P35"><text:span text:style-name="Source_20_Text"><text:span text:style-name="T22"/></text:span></text:p>
      <text:p text:style-name="P36"><text:span text:style-name="Source_20_Text"><text:span text:style-name="T94">9.</text:span></text:span><text:span text:style-name="Source_20_Text"><text:span text:style-name="T70">Annotation-based Container Configuration</text:span></text:span></text:p>
      <text:p text:style-name="P37"><text:span text:style-name="Source_20_Text"><text:span text:style-name="T24">An alternative to Xml based configuration is annotation-based annotation wherein the developer moves configuration into component classes by using annotations on relevant classes, fields, methods.</text:span></text:span></text:p>
      <text:p text:style-name="P37"><text:span text:style-name="Source_20_Text"><text:span text:style-name="T24">Spring 2.5 added support for JSR-250 annots., such as @PostConstruct and @PreDestroy. </text:span></text:span></text:p>
      <text:p text:style-name="P37"><text:span text:style-name="Source_20_Text"><text:span text:style-name="T24">Spring 3.0 added support for JSR-330 (Dependency Injection) annots. i.e. @Inject annot, which is an equivalent of Spring’s @Autowired.</text:span></text:span></text:p>
      <text:p text:style-name="P37"><text:span text:style-name="Source_20_Text"><text:span text:style-name="T24"/></text:span></text:p>
      <text:p text:style-name="P37"><text:span text:style-name="Source_20_Text"><text:span text:style-name="T71">Are annotations better than XML for configuring Spring?</text:span></text:span></text:p>
      <text:p text:style-name="P11"><text:span text:style-name="Source_20_Text"><text:span text:style-name="T24">The introduction of annotation-based configuration raised the question of whether this approach is “better” than XML. The short answer is “it depends.” The long answer is that each approach has its pros and cons, and, usually, it is up to the developer to decide which strategy suits them better. Due to the way they are defined, annotations provide a lot of context in their declaration, leading to shorter and more concise configuration. However, XML excels at wiring up components without touching their source code or recompiling them. Some developers prefer having the wiring close to the source while others argue that annotated classes are no longer POJOs and, furthermore, that the configuration becomes decentralized and harder to control.</text:span></text:span></text:p>
      <text:p text:style-name="P9"><text:span text:style-name="Source_20_Text"><text:span text:style-name="T24">No matter the choice, Spring can accommodate both styles and even mix them together. It is worth pointing out that through its </text:span></text:span><text:a xlink:type="simple" xlink:href="https://docs.spring.io/spring/docs/5.1.x/spring-framework-reference/core.html#beans-java" text:style-name="Internet_20_link" text:visited-style-name="Visited_20_Internet_20_Link"><text:span text:style-name="Source_20_Text">JavaConfig</text:span></text:a><text:span text:style-name="Source_20_Text"><text:span text:style-name="T24"> option, Spring lets annotations be used in a non-invasive way, without touching the target components source code</text:span></text:span></text:p>
      <text:h text:style-name="P58" text:outline-level="4"><text:soft-page-break/><text:span text:style-name="Source_20_Text"><text:span text:style-name="T94">10.</text:span></text:span><text:span text:style-name="Source_20_Text"><text:span text:style-name="T71">Naming Autodectedt Compone</text:span></text:span><text:span text:style-name="Source_20_Text"><text:span text:style-name="T72">nts</text:span></text:span></text:h>
      <text:h text:style-name="P58" text:outline-level="4"><text:span text:style-name="Source_20_Text"><text:span text:style-name="T24">When a component is autodetected as part of the scanning process, its bean name is generated by the BeanNameGenerator strategy known to that scanner. By default, any Spring stereotype annotation (@Component, @Repository, @Service, and @Controller) that contains a name value thereby provides that name to the corresponding bean definition.</text:span></text:span></text:h>
      <text:p text:style-name="P57"><text:span text:style-name="Source_20_Text"><text:span text:style-name="T24"/></text:span></text:p>
      <text:p text:style-name="P57"><text:span text:style-name="Source_20_Text"><text:span text:style-name="T24">If such an annotation contains no name value or for any other detected component (such as those discovered by custom filters), the default bean name generator returns the uncapitalized non-qualified class name. For example, if the following component classes were detected, the names would be myMovieLister and movieFinderImpl:</text:span></text:span></text:p>
      <text:p text:style-name="P37"><text:span text:style-name="Source_20_Text"><text:span text:style-name="T24"/></text:span></text:p>
      <text:p text:style-name="Preformatted_20_Text"><text:span text:style-name="Source_20_Text">@Service("myMovieLister")</text:span></text:p>
      <text:p text:style-name="Preformatted_20_Text"><text:span text:style-name="Source_20_Text">public class SimpleMovieLister {</text:span></text:p>
      <text:p text:style-name="Preformatted_20_Text"><text:span text:style-name="Source_20_Text"><text:s text:c="4"/>// ...</text:span></text:p>
      <text:p text:style-name="Preformatted_20_Text"><text:span text:style-name="Source_20_Text">}</text:span></text:p>
      <text:p text:style-name="Preformatted_20_Text"><text:span text:style-name="Source_20_Text">@Repository</text:span></text:p>
      <text:p text:style-name="Preformatted_20_Text"><text:span text:style-name="Source_20_Text">public class MovieFinderImpl implements MovieFinder {</text:span></text:p>
      <text:p text:style-name="Preformatted_20_Text"><text:span text:style-name="Source_20_Text"><text:s text:c="4"/>// ...</text:span></text:p>
      <text:p text:style-name="Preformatted_20_Text"><text:span text:style-name="Source_20_Text">}</text:span></text:p>
      <text:p text:style-name="Preformatted_20_Text"><text:span text:style-name="Source_20_Text"/></text:p>
      <text:p text:style-name="P39"><text:span text:style-name="Source_20_Text"><text:span text:style-name="T70">Providing Scope for Autodetected Components</text:span></text:span></text:p>
      <text:p text:style-name="P39"><text:span text:style-name="Source_20_Text"><text:span text:style-name="T23">As with Spring-managed components in general, the default and most common scope for autodetected components is singleton. However, sometimes you need a different scope that can be specified by the @Scope annotation. You can provide the name of the scope within the annotation, as the following example shows:</text:span></text:span></text:p>
      <text:p text:style-name="P39"><text:span text:style-name="Source_20_Text"><text:span text:style-name="T23"/></text:span></text:p>
      <text:p text:style-name="Preformatted_20_Text"><text:span text:style-name="Source_20_Text">@Scope("prototype")</text:span></text:p>
      <text:p text:style-name="Preformatted_20_Text"><text:span text:style-name="Source_20_Text">@Repository</text:span></text:p>
      <text:p text:style-name="Preformatted_20_Text"><text:span text:style-name="Source_20_Text">public class MovieFinderImpl implements MovieFinder {</text:span></text:p>
      <text:p text:style-name="Preformatted_20_Text"><text:span text:style-name="Source_20_Text"><text:s text:c="4"/>// ...</text:span></text:p>
      <text:p text:style-name="Preformatted_20_Text"><text:span text:style-name="Source_20_Text">}</text:span></text:p>
      <text:p text:style-name="P39"><text:span text:style-name="Source_20_Text"><text:span text:style-name="T136"/></text:span></text:p>
      <text:p text:style-name="P40"><text:span text:style-name="Source_20_Text"><text:span text:style-name="T95">11.</text:span></text:span><text:span text:style-name="Source_20_Text"><text:span text:style-name="T70">Using the @Bean Annot.</text:span></text:span></text:p>
      <text:p text:style-name="P41"><text:span text:style-name="Source_20_Text"><text:span text:style-name="T25">This is a method-level annot. And a direct analog of &lt;bean/&gt; xml element.</text:span></text:span></text:p>
      <text:p text:style-name="P41"><text:span text:style-name="Source_20_Text"><text:span text:style-name="T25">You can use this annot. In a @Configuration annotated or in a @Component annotated class.</text:span></text:span></text:p>
      <text:p text:style-name="P41"><text:span text:style-name="Source_20_Text"><text:span text:style-name="T25"/></text:span></text:p>
      <text:p text:style-name="P41"><text:span text:style-name="Source_20_Text"><text:span text:style-name="T73">Declaring a Bean</text:span></text:span></text:p>
      <text:p text:style-name="P42"><text:span text:style-name="Source_20_Text"><text:span text:style-name="T26">To declare a bean, you can annot a method with a @bean annot. You use this method to reguster a bean def within an ApplicationContext of the type specified as the method’s return value. By default, the bean name is the same as the method name.</text:span></text:span></text:p>
      <text:p text:style-name="P42"><text:span text:style-name="Source_20_Text"><text:span text:style-name="T26"/></text:span></text:p>
      <text:p text:style-name="Preformatted_20_Text"><text:span text:style-name="Source_20_Text">@Configuration</text:span></text:p>
      <text:p text:style-name="Preformatted_20_Text"><text:span text:style-name="Source_20_Text">public class AppConfig {</text:span></text:p>
      <text:p text:style-name="Preformatted_20_Text"/>
      <text:p text:style-name="Preformatted_20_Text"><text:span text:style-name="Source_20_Text"><text:s text:c="4"/>@Bean</text:span></text:p>
      <text:p text:style-name="Preformatted_20_Text"><text:span text:style-name="Source_20_Text"><text:s text:c="4"/>public TransferServiceImpl transferService() {</text:span></text:p>
      <text:p text:style-name="Preformatted_20_Text"><text:span text:style-name="Source_20_Text"><text:s text:c="8"/>return new TransferServiceImpl();</text:span></text:p>
      <text:p text:style-name="Preformatted_20_Text"><text:span text:style-name="Source_20_Text"><text:s text:c="4"/>}</text:span></text:p>
      <text:p text:style-name="Preformatted_20_Text"><text:span text:style-name="Source_20_Text">}</text:span></text:p>
      <text:p text:style-name="Preformatted_20_Text"><text:span text:style-name="Source_20_Text"/></text:p>
      <text:p text:style-name="Preformatted_20_Text"><text:span text:style-name="Source_20_Text">&lt;beans&gt;</text:span></text:p>
      <text:p text:style-name="Preformatted_20_Text"><text:span text:style-name="Source_20_Text"><text:s text:c="4"/>&lt;bean id="transferService" class="com.acme.TransferServiceImpl"/&gt;</text:span></text:p>
      <text:p text:style-name="Preformatted_20_Text"><text:span text:style-name="Source_20_Text">&lt;/beans&gt;</text:span></text:p>
      <text:p text:style-name="P42"><text:soft-page-break/><text:span text:style-name="Source_20_Text"><text:span text:style-name="T26"/></text:span></text:p>
      <text:p text:style-name="P42"><text:span text:style-name="Source_20_Text"><text:span text:style-name="T26">The above two examples perform the same thing, just that,one is java based config and the other is an xml config.</text:span></text:span></text:p>
      <text:p text:style-name="P42"><text:span text:style-name="Source_20_Text"><text:span text:style-name="T26"/></text:span></text:p>
      <text:p text:style-name="P43"><text:span text:style-name="Source_20_Text"><text:span text:style-name="T27">Both declarations make a bean name transferService available in the ApplicationContext, bound to an object instance of type TransferServiceImpl.</text:span></text:span></text:p>
      <text:p text:style-name="P43"><text:span text:style-name="Source_20_Text"><text:span text:style-name="T27"/></text:span></text:p>
      <text:p text:style-name="P43"><text:span text:style-name="Source_20_Text"><text:span text:style-name="T74">Bean Dependencies</text:span></text:span></text:p>
      <text:p text:style-name="P43"><text:span text:style-name="Source_20_Text"><text:span text:style-name="T27">A @</text:span></text:span><text:span text:style-name="Source_20_Text"><text:span text:style-name="T29">B</text:span></text:span><text:span text:style-name="Source_20_Text"><text:span text:style-name="T27">ean-annotated method can have an arbitary number of parameters that describe the dependencies required to build that bean.</text:span></text:span></text:p>
      <text:p text:style-name="P43"><text:span text:style-name="Source_20_Text"><text:span text:style-name="T74">Bean Scopes</text:span></text:span></text:p>
      <text:p text:style-name="P43"><text:span text:style-name="Source_20_Text"><text:span text:style-name="T27">By default, the scope of the beans in spring is singleton. But, if you want to modify that, you can do so by using @Scope annot.</text:span></text:span></text:p>
      <text:p text:style-name="P44"><text:span text:style-name="Source_20_Text"><text:span text:style-name="T28">For e.g. @Scope(“prototype”)</text:span></text:span></text:p>
      <text:p text:style-name="P44"><text:span text:style-name="Source_20_Text"><text:span text:style-name="T28"/></text:span></text:p>
      <text:p text:style-name="P45"><text:span text:style-name="Source_20_Text"><text:span text:style-name="T75">Customizing Bean Naming</text:span></text:span></text:p>
      <text:p text:style-name="P45"><text:span text:style-name="Source_20_Text"><text:span text:style-name="T29">By default, configuration classes use a @Bean method’s name as the name of the resulting bean. This functionality can be overridden, with the name attribute:</text:span></text:span></text:p>
      <text:p text:style-name="P45"><text:span text:style-name="Source_20_Text"><text:span text:style-name="T29"/></text:span></text:p>
      <text:p text:style-name="Preformatted_20_Text"><text:span text:style-name="Source_20_Text">@Configuration</text:span></text:p>
      <text:p text:style-name="Preformatted_20_Text"><text:span text:style-name="Source_20_Text">public class AppConfig {</text:span></text:p>
      <text:p text:style-name="Preformatted_20_Text"/>
      <text:p text:style-name="Preformatted_20_Text"><text:span text:style-name="Source_20_Text"><text:s text:c="4"/>@Bean(name = "myThing")</text:span></text:p>
      <text:p text:style-name="Preformatted_20_Text"><text:span text:style-name="Source_20_Text"><text:s text:c="4"/>public Thing thing() {</text:span></text:p>
      <text:p text:style-name="Preformatted_20_Text"><text:span text:style-name="Source_20_Text"><text:s text:c="8"/>return new Thing();</text:span></text:p>
      <text:p text:style-name="Preformatted_20_Text"><text:span text:style-name="Source_20_Text"><text:s text:c="4"/>}</text:span></text:p>
      <text:p text:style-name="Preformatted_20_Text"><text:span text:style-name="Source_20_Text">}</text:span></text:p>
      <text:p text:style-name="P45"><text:span text:style-name="Source_20_Text"><text:span text:style-name="T29"/></text:span></text:p>
      <text:p text:style-name="P46"><text:span text:style-name="Source_20_Text"><text:span text:style-name="T76">Bean Aliasing</text:span></text:span></text:p>
      <text:p text:style-name="P47"><text:span text:style-name="Source_20_Text"><text:span text:style-name="T30">It is possible to give a single bean multiple names, known as bean aliasing.</text:span></text:span></text:p>
      <text:p text:style-name="P47"><text:span text:style-name="Source_20_Text"><text:span text:style-name="T30">The name attribute of the @Bean annot accepts a String array for this purpose.</text:span></text:span></text:p>
      <text:p text:style-name="P47"><text:span text:style-name="Source_20_Text"><text:span text:style-name="T30"/></text:span></text:p>
      <text:p text:style-name="P47"><text:span text:style-name="Source_20_Text"><text:span text:style-name="T77">One example to demonstrate how Java based config works internally</text:span></text:span></text:p>
      <text:p text:style-name="P47"><text:span text:style-name="Source_20_Text"><text:span text:style-name="T30"/></text:span></text:p>
      <text:p text:style-name="Preformatted_20_Text"><text:span text:style-name="Source_20_Text">@Configuration</text:span></text:p>
      <text:p text:style-name="Preformatted_20_Text"><text:span text:style-name="Source_20_Text">public class AppConfig {</text:span></text:p>
      <text:p text:style-name="Preformatted_20_Text"/>
      <text:p text:style-name="Preformatted_20_Text"><text:span text:style-name="Source_20_Text"><text:s text:c="4"/>@Bean</text:span></text:p>
      <text:p text:style-name="Preformatted_20_Text"><text:span text:style-name="Source_20_Text"><text:s text:c="4"/>public ClientService clientService1() {</text:span></text:p>
      <text:p text:style-name="Preformatted_20_Text"><text:span text:style-name="Source_20_Text"><text:s text:c="8"/>ClientServiceImpl clientService = new ClientServiceImpl();</text:span></text:p>
      <text:p text:style-name="Preformatted_20_Text"><text:span text:style-name="Source_20_Text"><text:s text:c="8"/>clientService.setClientDao(clientDao());</text:span></text:p>
      <text:p text:style-name="Preformatted_20_Text"><text:span text:style-name="Source_20_Text"><text:s text:c="8"/>return clientService;</text:span></text:p>
      <text:p text:style-name="Preformatted_20_Text"><text:span text:style-name="Source_20_Text"><text:s text:c="4"/>}</text:span></text:p>
      <text:p text:style-name="Preformatted_20_Text"/>
      <text:p text:style-name="Preformatted_20_Text"><text:span text:style-name="Source_20_Text"><text:s text:c="4"/>@Bean</text:span></text:p>
      <text:p text:style-name="Preformatted_20_Text"><text:span text:style-name="Source_20_Text"><text:s text:c="4"/>public ClientService clientService2() {</text:span></text:p>
      <text:p text:style-name="Preformatted_20_Text"><text:span text:style-name="Source_20_Text"><text:s text:c="8"/>ClientServiceImpl clientService = new ClientServiceImpl();</text:span></text:p>
      <text:p text:style-name="Preformatted_20_Text"><text:span text:style-name="Source_20_Text"><text:s text:c="8"/>clientService.setClientDao(clientDao());</text:span></text:p>
      <text:p text:style-name="Preformatted_20_Text"><text:span text:style-name="Source_20_Text"><text:s text:c="8"/>return clientService;</text:span></text:p>
      <text:p text:style-name="Preformatted_20_Text"><text:span text:style-name="Source_20_Text"><text:s text:c="4"/>}</text:span></text:p>
      <text:p text:style-name="Preformatted_20_Text"/>
      <text:p text:style-name="Preformatted_20_Text"><text:span text:style-name="Source_20_Text"><text:s text:c="4"/>@Bean</text:span></text:p>
      <text:p text:style-name="Preformatted_20_Text"><text:span text:style-name="Source_20_Text"><text:s text:c="4"/>public ClientDao clientDao() {</text:span></text:p>
      <text:p text:style-name="Preformatted_20_Text"><text:span text:style-name="Source_20_Text"><text:s text:c="8"/>return new ClientDaoImpl();</text:span></text:p>
      <text:p text:style-name="Preformatted_20_Text"><text:span text:style-name="Source_20_Text"><text:s text:c="4"/>}</text:span></text:p>
      <text:p text:style-name="Preformatted_20_Text"><text:span text:style-name="Source_20_Text">}</text:span></text:p>
      <text:p text:style-name="P47"><text:span text:style-name="Source_20_Text"><text:span text:style-name="T30"/></text:span></text:p>
      <text:p text:style-name="P48"><text:soft-page-break/><text:span text:style-name="Source_20_Text"><text:span text:style-name="T31">clientDao() is being called twice, once in clientService1() and then in clientService2(). Since this method creates a new instance of ClientDaoImpl and returns it, it looks like we will end up with 2 instances, but that is not the case.</text:span></text:span></text:p>
      <text:p text:style-name="P48"><text:span text:style-name="Source_20_Text"><text:span text:style-name="T31">In Spring, instantiated beans have a singleton scope by default. At start-up, spring will first check the conatiner for any cached beans before it calls the parent method and creates a new instance.</text:span></text:span></text:p>
      <text:p text:style-name="P48"><text:span text:style-name="Source_20_Text"><text:span text:style-name="T78"/></text:span></text:p>
      <text:p text:style-name="P68"><text:span text:style-name="Source_20_Text"><text:span text:style-name="T95">12.</text:span></text:span><text:span text:style-name="Source_20_Text"><text:span text:style-name="T96">Pattern</text:span></text:span></text:p>
      <text:p text:style-name="P69"><text:span text:style-name="Source_20_Text"><text:span text:style-name="T46">In Software Engineering, patterns are solutions to some commonly occurring problems.</text:span></text:span></text:p>
      <text:p text:style-name="P69"><text:span text:style-name="Source_20_Text"><text:span text:style-name="T46">These are not complete code bases but rather </text:span></text:span><text:span text:style-name="Source_20_Text"><text:span text:style-name="T47">a template </text:span></text:span><text:span text:style-name="Source_20_Text"><text:span text:style-name="T46">that you can apply to solve a particular problem or rather not to get into one in first place.</text:span></text:span></text:p>
      <text:p text:style-name="P69"><text:span text:style-name="Source_20_Text"><text:span text:style-name="T46"/></text:span></text:p>
      <text:p text:style-name="P70"><text:span text:style-name="Source_20_Text"><text:span text:style-name="T48">Examples of Patterns: Singleton Pattern, Proxy Design Pattern.</text:span></text:span></text:p>
      <text:p text:style-name="P70"><text:span text:style-name="Source_20_Text"><text:span text:style-name="T48"/></text:span></text:p>
      <text:p text:style-name="P71"><text:span text:style-name="Source_20_Text"><text:span text:style-name="T97">Anti-Pattern</text:span></text:span></text:p>
      <text:p text:style-name="P71"><text:span text:style-name="Source_20_Text"><text:span text:style-name="T49">A commonly used template that is used to solve a particular type of problem but it turns out to be counterproductive and inefficient.</text:span></text:span></text:p>
      <text:p text:style-name="P71"><text:span text:style-name="Source_20_Text"><text:span text:style-name="T49"/></text:span></text:p>
      <text:p text:style-name="Preformatted_20_Text"><text:span text:style-name="Source_20_Text"><text:span text:style-name="T100">Is Dependency Injection a pattern</text:span></text:span></text:p>
      <text:p text:style-name="P72"><text:span text:style-name="Source_20_Text"><text:span text:style-name="T50">As far as I am concerned, yes, it is a software design pattern. Because if you look at the definition of a pattern – a pattern is basically a template which you can apply to some commonly occuring problems and in that sense the DI (as a pattern) can be applied as a template to solve problems related to tight-coupling and ineffectiveness of unit testing in code. And, hence, I conside DI a pattern.</text:span></text:span></text:p>
      <text:p text:style-name="P67"><text:span text:style-name="Source_20_Text"><text:span text:style-name="T78"/></text:span></text:p>
      <text:p text:style-name="P73"><text:span text:style-name="Source_20_Text"><text:span text:style-name="T101">13.Interface</text:span></text:span></text:p>
      <text:p text:style-name="P74"><text:span text:style-name="Source_20_Text"><text:span text:style-name="T51">An Interface in Java is basically a grouping of related methods.</text:span></text:span></text:p>
      <text:p text:style-name="P74"><text:span text:style-name="Source_20_Text"><text:span text:style-name="T51"/></text:span></text:p>
      <text:p text:style-name="P74"><text:span text:style-name="Source_20_Text"><text:span text:style-name="T51">Well, the original definition of interface as per oracle doc was – a grouping of related method with empty bodies, which is not true anymore because of Java 8 features.</text:span></text:span></text:p>
      <text:p text:style-name="P74"><text:span text:style-name="Source_20_Text"><text:span text:style-name="T51"/></text:span></text:p>
      <text:p text:style-name="P74"><text:span text:style-name="Source_20_Text"><text:span text:style-name="T51">From Java 8 onwards, an interface can have:</text:span></text:span></text:p>
      <text:p text:style-name="P74"><text:span text:style-name="Source_20_Text"><text:span text:style-name="T53">a.</text:span></text:span><text:span text:style-name="Source_20_Text"><text:span text:style-name="T51">default methods: methods with a default keyword and body. It is not mandatory for it’s implementing classes to implement these methods. Helps adding new methods to an existing interfaces without breaking the existing contract i.e. all the already implementing classes need not necessarily override and provide implementation to this new method.</text:span></text:span></text:p>
      <text:p text:style-name="P75"><text:span text:style-name="Source_20_Text"><text:span text:style-name="T53">b.</text:span></text:span><text:span text:style-name="Source_20_Text"><text:span text:style-name="T52">Static methods: </text:span></text:span><text:span text:style-name="Source_20_Text"><text:span text:style-name="T53">methods with static keyword and body.</text:span></text:span></text:p>
      <text:p text:style-name="P76"><text:span text:style-name="Source_20_Text"><text:span text:style-name="T54">c.abstract methods (this is old feature)</text:span></text:span></text:p>
      <text:p text:style-name="P76"><text:span text:style-name="Source_20_Text"><text:span text:style-name="T54">d.constants (old as well)</text:span></text:span></text:p>
      <text:p text:style-name="P76"><text:span text:style-name="Source_20_Text"><text:span text:style-name="T54"/></text:span></text:p>
      <text:p text:style-name="P77"><text:span text:style-name="Source_20_Text"><text:span text:style-name="T102">Advantages</text:span></text:span></text:p>
      <text:p text:style-name="P77"><text:span text:style-name="Source_20_Text"><text:span text:style-name="T55">a.Well, when we are coding to an interface, we are introducing loose-coupling between the client/class using the interface and the interface implementations and hence in future any changes to the interface, meaning, if there is a new implementation of the interface then it can be easily used.</text:span></text:span></text:p>
      <text:p text:style-name="P77"><text:span text:style-name="Source_20_Text"><text:span text:style-name="T55">b.And, by coding to an interface, we can also enable dependency injection.</text:span></text:span></text:p>
      <text:p text:style-name="P77"><text:span text:style-name="Source_20_Text"><text:span text:style-name="T55">c.And of course, unit testing becomes easier, because we can now easily mock by creating some dummy classes that implement the interface and use them for testing instead of the actual ones.</text:span></text:span></text:p>
      <text:p text:style-name="P78"><text:soft-page-break/><text:span text:style-name="Source_20_Text"><text:span text:style-name="T103">Reasong for recommending/using interfaces for Spring Beans</text:span></text:span></text:p>
      <text:p text:style-name="P78"><text:span text:style-name="Source_20_Text"><text:span text:style-name="T56">a.more or less for the same advantages that you have when you use interfaces, which is, easy to test/unit test because you can easily mock the beans with some dummy classes that implement the interface and use them in unit tests.</text:span></text:span></text:p>
      <text:p text:style-name="P78"><text:span text:style-name="Source_20_Text"><text:span text:style-name="T56">b.encourages loose-coupling, since the client code is no longer is tightly coupled to the actual implementation.</text:span></text:span></text:p>
      <text:p text:style-name="P78"><text:span text:style-name="Source_20_Text"><text:span text:style-name="T56"/></text:span></text:p>
      <text:p text:style-name="P79"><text:span text:style-name="Source_20_Text"><text:span text:style-name="T105">14.BeanFactory and ApplicationContext</text:span></text:span></text:p>
      <text:p text:style-name="P79"><text:a xlink:type="simple" xlink:href="https://dzone.com/articles/difference-between-beanfactory-and-applicationcont" text:style-name="Internet_20_link" text:visited-style-name="Visited_20_Internet_20_Link"><text:span text:style-name="Source_20_Text"><text:span text:style-name="T57">https://dzone.com/articles/difference-between-beanfactory-and-applicationcont</text:span></text:span></text:a></text:p>
      <text:p text:style-name="P79"><text:span text:style-name="Source_20_Text"><text:span text:style-name="T57">https://docs.spring.io/spring/docs/2.5.x/reference/beans.html#context-introduction-ctx-vs-beanfactory</text:span></text:span></text:p>
      <text:p text:style-name="P73"><text:span text:style-name="Source_20_Text"><text:span text:style-name="T101"/></text:span></text:p>
      <text:p text:style-name="P59"><text:span text:style-name="Source_20_Text"><text:span text:style-name="T88">What is the method that is contrary or opposite to dependency injection?</text:span></text:span></text:p>
      <text:p text:style-name="P62"><text:span text:style-name="Source_20_Text"><text:span text:style-name="T31"/></text:span></text:p>
      <text:p text:style-name="P61"><text:span text:style-name="Source_20_Text"><text:span text:style-name="T88">Explain DI in Spring with an example.</text:span></text:span></text:p>
      <text:p text:style-name="P38"><text:span text:style-name="Source_20_Text"><text:span text:style-name="T89">Is DI all about programming/coding to interfaces? Can we achieve DI w/o coding to interface?</text:span></text:span></text:p>
      <text:p text:style-name="P63"><text:span text:style-name="Source_20_Text"><text:span text:style-name="T90"/></text:span></text:p>
      <text:p text:style-name="P66"><text:span text:style-name="Source_20_Text"><text:span text:style-name="T100">Is there any difference between DI and IoC as such?</text:span></text:span></text:p>
      <text:p text:style-name="P66"><text:span text:style-name="Source_20_Text"><text:span text:style-name="T100"/></text:span></text:p>
      <text:p text:style-name="P64"><text:span text:style-name="Source_20_Text"><text:span text:style-name="T98">What is the difference between design patterns vs architecture</text:span></text:span></text:p>
      <text:p text:style-name="P64"><text:span text:style-name="Source_20_Text"><text:span text:style-name="T98"/></text:span></text:p>
      <text:p text:style-name="P65"><text:span text:style-name="Source_20_Text"><text:span text:style-name="T99">Explain some of the design patterns in the context of spring. </text:span></text:span><text:span text:style-name="Source_20_Text"><text:span text:style-name="T104">Make sure you cover Singleton Design Pattern and Prototype Design Pattern.</text:span></text:span></text:p>
      <text:p text:style-name="P65"><text:span text:style-name="Source_20_Text"><text:span text:style-name="T99"/></text:span></text:p>
      <text:p text:style-name="P65"><text:span text:style-name="Source_20_Text"><text:span text:style-name="T99">Explain at-least two anti-patterns.</text:span></text:span></text:p>
      <text:p text:style-name="P65"><text:span text:style-name="Source_20_Text"><text:span text:style-name="T99"/></text:span></text:p>
      <text:p text:style-name="P65"><text:span text:style-name="Source_20_Text"><text:span text:style-name="T9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06-27T12:11:20.468395028</dc:date>
    <meta:editing-cycles>1388</meta:editing-cycles>
    <meta:editing-duration>P4DT16H52M51S</meta:editing-duration>
    <meta:generator>LibreOffice/6.0.7.3$Linux_X86_64 LibreOffice_project/00m0$Build-3</meta:generator>
    <meta:document-statistic meta:table-count="0" meta:image-count="0" meta:object-count="0" meta:page-count="11" meta:paragraph-count="242" meta:word-count="3838" meta:character-count="25750" meta:non-whitespace-character-count="21935"/>
  </office:meta>
</office:document-meta>
</file>